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style:text-underline-style="none"/>
    </style:style>
    <style:style style:name="P3" style:family="paragraph" style:parent-style-name="Subtitle">
      <style:text-properties style:text-underline-style="non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Contents_20_5">
      <style:paragraph-properties>
        <style:tab-stops>
          <style:tab-stop style:position="15.004cm" style:type="right" style:leader-style="dotted" style:leader-text="."/>
        </style:tab-stops>
      </style:paragraph-properties>
    </style:style>
    <style:style style:name="P15" style:family="paragraph" style:parent-style-name="Standard" style:master-page-name="First_20_Page">
      <style:paragraph-properties style:page-number="auto"/>
    </style:style>
    <style:style style:name="P16" style:family="paragraph" style:parent-style-name="Standard" style:master-page-name="Index">
      <style:paragraph-properties fo:text-align="end" style:justify-single-word="false" style:page-number="auto"/>
    </style:style>
    <style:style style:name="P17" style:family="paragraph" style:parent-style-name="Standard">
      <style:text-properties fo:language="en" fo:country="US"/>
    </style:style>
    <style:style style:name="P18" style:family="paragraph" style:parent-style-name="Text_20_body" style:list-style-name="WWNum3"/>
    <style:style style:name="P19" style:family="paragraph" style:parent-style-name="Text_20_body">
      <style:text-properties fo:language="es" fo:country="ES" style:language-asian="zh" style:country-asian="CN" style:language-complex="hi" style:country-complex="IN"/>
    </style:style>
    <style:style style:name="P20" style:family="paragraph" style:parent-style-name="Text_20_body" style:list-style-name="WWNum14">
      <style:text-properties fo:language="es" fo:country="ES" style:language-asian="zh" style:country-asian="CN" style:language-complex="hi" style:country-complex="IN"/>
    </style:style>
    <style:style style:name="P21" style:family="paragraph" style:parent-style-name="Text_20_body">
      <style:text-properties fo:language="en" fo:country="US"/>
    </style:style>
    <style:style style:name="P22" style:family="paragraph" style:parent-style-name="Text_20_body">
      <style:text-properties fo:language="en" fo:country="US" fo:font-weight="bold" style:font-weight-asian="bold" style:font-weight-complex="bold"/>
    </style:style>
    <style:style style:name="P23" style:family="paragraph" style:parent-style-name="Text_20_body" style:list-style-name="WWNum14"/>
    <style:style style:name="P24" style:family="paragraph" style:parent-style-name="Text_20_body" style:list-style-name="WWNum17"/>
    <style:style style:name="P25" style:family="paragraph" style:parent-style-name="Text_20_body" style:list-style-name="WWNum25"/>
    <style:style style:name="P26" style:family="paragraph" style:parent-style-name="Text_20_body" style:list-style-name="WWNum40"/>
    <style:style style:name="P27" style:family="paragraph" style:parent-style-name="Text_20_body">
      <style:text-properties style:language-asian="es" style:country-asian="ES"/>
    </style:style>
    <style:style style:name="P28" style:family="paragraph" style:parent-style-name="Text_20_body" style:list-style-name="WWNum30"/>
    <style:style style:name="P29" style:family="paragraph" style:parent-style-name="Text_20_body" style:list-style-name="WWNum33"/>
    <style:style style:name="P30" style:family="paragraph" style:parent-style-name="Text_20_body" style:list-style-name="WWNum36"/>
    <style:style style:name="P31" style:family="paragraph" style:parent-style-name="Text_20_body" style:list-style-name="WWNum38"/>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34" style:family="paragraph" style:parent-style-name="Heading_20_3">
      <style:paragraph-properties fo:break-before="page"/>
    </style:style>
    <style:style style:name="P35" style:family="paragraph" style:parent-style-name="Heading_20_1" style:master-page-name="Standard">
      <style:paragraph-properties style:page-number="1"/>
    </style:style>
    <style:style style:name="P36" style:family="paragraph" style:parent-style-name="Heading_20_1">
      <style:paragraph-properties fo:break-before="page"/>
    </style:style>
    <style:style style:name="P37" style:family="paragraph" style:parent-style-name="Heading_20_2">
      <style:text-properties style:language-asian="es" style:country-asian="ES"/>
    </style:style>
    <style:style style:name="P38" style:family="paragraph" style:parent-style-name="Heading_20_2">
      <style:text-properties fo:language="en" fo:country="US"/>
    </style:style>
    <style:style style:name="P39" style:family="paragraph" style:parent-style-name="Heading_20_2">
      <style:paragraph-properties fo:break-before="page"/>
      <style:text-properties style:language-asian="es" style:country-asian="ES"/>
    </style:style>
    <style:style style:name="P40" style:family="paragraph" style:parent-style-name="Heading_20_4">
      <style:paragraph-properties fo:break-before="page" fo:background-color="transparent">
        <style:background-image/>
      </style:paragraph-properties>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s" fo:country="ES" style:language-asian="zh" style:country-asian="CN" style:language-complex="hi" style:country-complex="IN"/>
    </style:style>
    <style:style style:name="T7" style:family="text">
      <style:text-properties fo:language="es" fo:country="ES" fo:font-weight="bold" style:language-asian="zh" style:country-asian="CN" style:font-weight-asian="bold" style:language-complex="hi" style:country-complex="IN" style:font-weight-complex="bold"/>
    </style:style>
    <style:style style:name="T8" style:family="text">
      <style:text-properties style:use-window-font-color="true"/>
    </style:style>
    <style:style style:name="T9"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fo:language="en" fo:country="U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Lenguaje de programación Emerald</text:p>
      <text:p text:style-name="P3">Procesadores de Lenguajes</text:p>
      <text:p text:style-name="Standard"/>
      <text:p text:style-name="Standard"/>
      <text:p text:style-name="Standard"/>
      <text:p text:style-name="Standard"/>
      <text:p text:style-name="Standard"/>
      <text:p text:style-name="Standard"/>
      <text:p text:style-name="Standard"/>
      <text:p text:style-name="Standard"/>
      <text:p text:style-name="Autor">Alejandro Sánchez Medina</text:p>
      <text:p text:style-name="Autor">Aridane J Sarrionandia</text:p>
      <text:p text:style-name="Autor">Garoe Dorta Pérez</text:p>
      <text:p text:style-name="Autor">Mario Lemes Medina</text:p>
      <text:p text:style-name="Autor">Moisés J. Bonilla Caraballo</text:p>
      <text:p text:style-name="Autor">Escuela de Ingeniería Informática</text:p>
      <text:p text:style-name="Autor">Universidad de Las Palmas de Gran Canaria</text:p>
      <text:p text:style-name="P1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11"><text:a xlink:type="simple" xlink:href="#__RefHeading__580_509506425" text:style-name="Index_20_Link" text:visited-style-name="Index_20_Link">1.Introducción<text:tab/>1</text:a></text:p>
          <text:p text:style-name="P11"><text:a xlink:type="simple" xlink:href="#__RefHeading__4348_1239929225" text:style-name="Index_20_Link" text:visited-style-name="Index_20_Link">2.Conceptos fundamentales<text:tab/>1</text:a></text:p>
          <text:p text:style-name="P12"><text:a xlink:type="simple" xlink:href="#__RefHeading__4350_1239929225" text:style-name="Index_20_Link" text:visited-style-name="Index_20_Link">2.1.Objetos<text:tab/>1</text:a></text:p>
          <text:p text:style-name="P12"><text:a xlink:type="simple" xlink:href="#__RefHeading__4352_1239929225" text:style-name="Index_20_Link" text:visited-style-name="Index_20_Link">2.2.Variables<text:tab/>1</text:a></text:p>
          <text:p text:style-name="P12"><text:a xlink:type="simple" xlink:href="#__RefHeading__4354_1239929225" text:style-name="Index_20_Link" text:visited-style-name="Index_20_Link">2.3.Métodos<text:tab/>1</text:a></text:p>
          <text:p text:style-name="P12"><text:a xlink:type="simple" xlink:href="#__RefHeading__4356_1239929225" text:style-name="Index_20_Link" text:visited-style-name="Index_20_Link">2.4.Bloques<text:tab/>1</text:a></text:p>
          <text:p text:style-name="P12"><text:a xlink:type="simple" xlink:href="#__RefHeading__4358_1239929225" text:style-name="Index_20_Link" text:visited-style-name="Index_20_Link">2.5.Clases<text:tab/>2</text:a></text:p>
          <text:p text:style-name="P12"><text:a xlink:type="simple" xlink:href="#__RefHeading__4360_1239929225" text:style-name="Index_20_Link" text:visited-style-name="Index_20_Link">2.6.Valores booleanos<text:tab/>2</text:a></text:p>
          <text:p text:style-name="P12"><text:a xlink:type="simple" xlink:href="#__RefHeading__4362_1239929225" text:style-name="Index_20_Link" text:visited-style-name="Index_20_Link">2.7.Recursividad<text:tab/>2</text:a></text:p>
          <text:p text:style-name="P12"><text:a xlink:type="simple" xlink:href="#__RefHeading__4364_1239929225" text:style-name="Index_20_Link" text:visited-style-name="Index_20_Link">2.8.Entrada/Salida<text:tab/>3</text:a></text:p>
          <text:p text:style-name="P11"><text:a xlink:type="simple" xlink:href="#__RefHeading__4366_1239929225" text:style-name="Index_20_Link" text:visited-style-name="Index_20_Link">3.Estructura léxica<text:tab/>3</text:a></text:p>
          <text:p text:style-name="P12"><text:a xlink:type="simple" xlink:href="#__RefHeading__4368_1239929225" text:style-name="Index_20_Link" text:visited-style-name="Index_20_Link">3.1.Texto del programa<text:tab/>3</text:a></text:p>
          <text:p text:style-name="P12"><text:a xlink:type="simple" xlink:href="#__RefHeading__4370_1239929225" text:style-name="Index_20_Link" text:visited-style-name="Index_20_Link">3.2.Fin de línea<text:tab/>3</text:a></text:p>
          <text:p text:style-name="P12"><text:a xlink:type="simple" xlink:href="#__RefHeading__4372_1239929225" text:style-name="Index_20_Link" text:visited-style-name="Index_20_Link">3.3.Espacio en blanco<text:tab/>3</text:a></text:p>
          <text:p text:style-name="P12"><text:a xlink:type="simple" xlink:href="#__RefHeading__4374_1239929225" text:style-name="Index_20_Link" text:visited-style-name="Index_20_Link">3.4.Comentarios<text:tab/>3</text:a></text:p>
          <text:p text:style-name="P12"><text:a xlink:type="simple" xlink:href="#__RefHeading__4376_1239929225" text:style-name="Index_20_Link" text:visited-style-name="Index_20_Link">3.5.Tokens<text:tab/>3</text:a></text:p>
          <text:p text:style-name="P10"><text:a xlink:type="simple" xlink:href="#__RefHeading__4378_1239929225" text:style-name="Index_20_Link" text:visited-style-name="Index_20_Link">3.5.1.Palabras clave<text:tab/>4</text:a></text:p>
          <text:p text:style-name="P10"><text:a xlink:type="simple" xlink:href="#__RefHeading__4380_1239929225" text:style-name="Index_20_Link" text:visited-style-name="Index_20_Link">3.5.2.Identificadores<text:tab/>4</text:a></text:p>
          <text:p text:style-name="P10"><text:a xlink:type="simple" xlink:href="#__RefHeading__4382_1239929225" text:style-name="Index_20_Link" text:visited-style-name="Index_20_Link">3.5.3.Signos de puntuación (punctuators)<text:tab/>4</text:a></text:p>
          <text:p text:style-name="P10"><text:a xlink:type="simple" xlink:href="#__RefHeading__4384_1239929225" text:style-name="Index_20_Link" text:visited-style-name="Index_20_Link">3.5.4.Operadores<text:tab/>4</text:a></text:p>
          <text:p text:style-name="P10"><text:a xlink:type="simple" xlink:href="#__RefHeading__4386_1239929225" text:style-name="Index_20_Link" text:visited-style-name="Index_20_Link">3.5.5.Literales<text:tab/>5</text:a></text:p>
          <text:p text:style-name="P13"><text:a xlink:type="simple" xlink:href="#__RefHeading__4388_1239929225" text:style-name="Index_20_Link" text:visited-style-name="Index_20_Link">3.5.5.1.Literales numéricos<text:tab/>5</text:a></text:p>
          <text:p text:style-name="P13"><text:a xlink:type="simple" xlink:href="#__RefHeading__4390_1239929225" text:style-name="Index_20_Link" text:visited-style-name="Index_20_Link">3.5.5.2.Literales carácter<text:tab/>5</text:a></text:p>
          <text:p text:style-name="P13"><text:a xlink:type="simple" xlink:href="#__RefHeading__4392_1239929225" text:style-name="Index_20_Link" text:visited-style-name="Index_20_Link">3.5.5.3.Literales string<text:tab/>6</text:a></text:p>
          <text:p text:style-name="P13"><text:a xlink:type="simple" xlink:href="#__RefHeading__4394_1239929225" text:style-name="Index_20_Link" text:visited-style-name="Index_20_Link">3.5.5.4.Secuencias de escape<text:tab/>6</text:a></text:p>
          <text:p text:style-name="P11"><text:a xlink:type="simple" xlink:href="#__RefHeading__4396_1239929225" text:style-name="Index_20_Link" text:visited-style-name="Index_20_Link">4.Ámbito de las variables<text:tab/>7</text:a></text:p>
          <text:p text:style-name="P12"><text:a xlink:type="simple" xlink:href="#__RefHeading__4398_1239929225" text:style-name="Index_20_Link" text:visited-style-name="Index_20_Link">4.1.Ámbito de las constantes y las variables de instancia<text:tab/>7</text:a></text:p>
          <text:p text:style-name="P12"><text:a xlink:type="simple" xlink:href="#__RefHeading__4400_1239929225" text:style-name="Index_20_Link" text:visited-style-name="Index_20_Link">4.2.Ámbito de las variables locales<text:tab/>7</text:a></text:p>
          <text:p text:style-name="P12"><text:a xlink:type="simple" xlink:href="#__RefHeading__4402_1239929225" text:style-name="Index_20_Link" text:visited-style-name="Index_20_Link">4.3.Ámbito de las variables globales<text:tab/>7</text:a></text:p>
          <text:p text:style-name="P11"><text:a xlink:type="simple" xlink:href="#__RefHeading__4404_1239929225" text:style-name="Index_20_Link" text:visited-style-name="Index_20_Link">5.Estructura de un programa<text:tab/>8</text:a></text:p>
          <text:p text:style-name="P12"><text:a xlink:type="simple" xlink:href="#__RefHeading__4406_1239929225" text:style-name="Index_20_Link" text:visited-style-name="Index_20_Link">5.1.Return implícito<text:tab/>8</text:a></text:p>
          <text:p text:style-name="P11"><text:a xlink:type="simple" xlink:href="#__RefHeading__4408_1239929225" text:style-name="Index_20_Link" text:visited-style-name="Index_20_Link">6.Expresiones<text:tab/>8</text:a></text:p>
          <text:p text:style-name="P12"><text:a xlink:type="simple" xlink:href="#__RefHeading__4410_1239929225" text:style-name="Index_20_Link" text:visited-style-name="Index_20_Link">6.1.Expresiones lógicas<text:tab/>8</text:a></text:p>
          <text:p text:style-name="P12"><text:a xlink:type="simple" xlink:href="#__RefHeading__4412_1239929225" text:style-name="Index_20_Link" text:visited-style-name="Index_20_Link">6.2.Metodos<text:tab/>9</text:a></text:p>
          <text:p text:style-name="P10"><text:a xlink:type="simple" xlink:href="#__RefHeading__4414_1239929225" text:style-name="Index_20_Link" text:visited-style-name="Index_20_Link">6.2.1.Invocación de método<text:tab/>9</text:a></text:p>
          <text:p text:style-name="P10"><text:a xlink:type="simple" xlink:href="#__RefHeading__4416_1239929225" text:style-name="Index_20_Link" text:visited-style-name="Index_20_Link">6.2.2.Definición de métodos<text:tab/>9</text:a></text:p>
          <text:p text:style-name="P10"><text:a xlink:type="simple" xlink:href="#__RefHeading__4418_1239929225" text:style-name="Index_20_Link" text:visited-style-name="Index_20_Link">6.2.3.Parámetros de métodos<text:tab/>9</text:a></text:p>
          <text:p text:style-name="P10"><text:a xlink:type="simple" xlink:href="#__RefHeading__4420_1239929225" text:style-name="Index_20_Link" text:visited-style-name="Index_20_Link">6.2.4.Visibilidad de métodos<text:tab/>10</text:a></text:p>
          <text:p text:style-name="P12"><text:a xlink:type="simple" xlink:href="#__RefHeading__4422_1239929225" text:style-name="Index_20_Link" text:visited-style-name="Index_20_Link">6.3.Bloques<text:tab/>10</text:a></text:p>
          <text:p text:style-name="P12"><text:a xlink:type="simple" xlink:href="#__RefHeading__4424_1239929225" text:style-name="Index_20_Link" text:visited-style-name="Index_20_Link">6.4.Operadores<text:tab/>11</text:a></text:p>
          <text:p text:style-name="P10"><text:a xlink:type="simple" xlink:href="#__RefHeading__4426_1239929225" text:style-name="Index_20_Link" text:visited-style-name="Index_20_Link">6.4.1.Asignaciones<text:tab/>11</text:a></text:p>
          <text:p text:style-name="P10"><text:a xlink:type="simple" xlink:href="#__RefHeading__4428_1239929225" text:style-name="Index_20_Link" text:visited-style-name="Index_20_Link">6.4.2.Operadores unarios<text:tab/>11</text:a></text:p>
          <text:p text:style-name="P10"><text:a xlink:type="simple" xlink:href="#__RefHeading__4430_1239929225" text:style-name="Index_20_Link" text:visited-style-name="Index_20_Link">6.4.3.Operadores binarios<text:tab/>12</text:a></text:p>
          <text:p text:style-name="P13"><text:a xlink:type="simple" xlink:href="#__RefHeading__4432_1239929225" text:style-name="Index_20_Link" text:visited-style-name="Index_20_Link">6.4.3.1.Operadores aritméticos<text:tab/>12</text:a></text:p>
          <text:p text:style-name="P13"><text:a xlink:type="simple" xlink:href="#__RefHeading__4434_1239929225" text:style-name="Index_20_Link" text:visited-style-name="Index_20_Link">6.4.3.2.Operadores de comparación<text:tab/>12</text:a></text:p>
          <text:p text:style-name="P12"><text:a xlink:type="simple" xlink:href="#__RefHeading__4436_1239929225" text:style-name="Index_20_Link" text:visited-style-name="Index_20_Link">6.5.Expresiones primarias<text:tab/>12</text:a></text:p>
          <text:p text:style-name="P10"><text:a xlink:type="simple" xlink:href="#__RefHeading__4438_1239929225" text:style-name="Index_20_Link" text:visited-style-name="Index_20_Link">6.5.1.Estructuras de control<text:tab/>12</text:a></text:p>
          <text:p text:style-name="P13"><text:soft-page-break/><text:a xlink:type="simple" xlink:href="#__RefHeading__4440_1239929225" text:style-name="Index_20_Link" text:visited-style-name="Index_20_Link">6.5.1.1.Expresiones condicionales<text:tab/>12</text:a></text:p>
          <text:p text:style-name="P14"><text:a xlink:type="simple" xlink:href="#__RefHeading__4442_1239929225" text:style-name="Index_20_Link" text:visited-style-name="Index_20_Link">6.5.1.1.1.Expresión if<text:tab/>12</text:a></text:p>
          <text:p text:style-name="P13"><text:a xlink:type="simple" xlink:href="#__RefHeading__4444_1239929225" text:style-name="Index_20_Link" text:visited-style-name="Index_20_Link">6.5.1.2.Bucles<text:tab/>13</text:a></text:p>
          <text:p text:style-name="P14"><text:a xlink:type="simple" xlink:href="#__RefHeading__4446_1239929225" text:style-name="Index_20_Link" text:visited-style-name="Index_20_Link">6.5.1.2.1.Bucle while<text:tab/>13</text:a></text:p>
          <text:p text:style-name="P10"><text:a xlink:type="simple" xlink:href="#__RefHeading__4448_1239929225" text:style-name="Index_20_Link" text:visited-style-name="Index_20_Link">6.5.2.Agrupando expresiones<text:tab/>13</text:a></text:p>
          <text:p text:style-name="P10"><text:a xlink:type="simple" xlink:href="#__RefHeading__4450_1239929225" text:style-name="Index_20_Link" text:visited-style-name="Index_20_Link">6.5.3.Referencias a variables<text:tab/>13</text:a></text:p>
          <text:p text:style-name="P13"><text:a xlink:type="simple" xlink:href="#__RefHeading__4452_1239929225" text:style-name="Index_20_Link" text:visited-style-name="Index_20_Link">6.5.3.1.Pseudovariables<text:tab/>13</text:a></text:p>
          <text:p text:style-name="P11"><text:a xlink:type="simple" xlink:href="#__RefHeading__4454_1239929225" text:style-name="Index_20_Link" text:visited-style-name="Index_20_Link">7.Clases<text:tab/>14</text:a></text:p>
          <text:p text:style-name="P12"><text:a xlink:type="simple" xlink:href="#__RefHeading__4456_1239929225" text:style-name="Index_20_Link" text:visited-style-name="Index_20_Link">7.1.Creación de instancias<text:tab/>14</text:a></text:p>
          <text:p text:style-name="P12"><text:a xlink:type="simple" xlink:href="#__RefHeading__4458_1239929225" text:style-name="Index_20_Link" text:visited-style-name="Index_20_Link">7.2.Clases predefinidas de Emerald<text:tab/>14</text:a></text:p>
          <text:p text:style-name="P10"><text:a xlink:type="simple" xlink:href="#__RefHeading__4460_1239929225" text:style-name="Index_20_Link" text:visited-style-name="Index_20_Link">7.2.1.NilClass<text:tab/>14</text:a></text:p>
          <text:p text:style-name="P10"><text:a xlink:type="simple" xlink:href="#__RefHeading__4462_1239929225" text:style-name="Index_20_Link" text:visited-style-name="Index_20_Link">7.2.2.Boolean<text:tab/>15</text:a></text:p>
          <text:p text:style-name="P10"><text:a xlink:type="simple" xlink:href="#__RefHeading__4464_1239929225" text:style-name="Index_20_Link" text:visited-style-name="Index_20_Link">7.2.3.Integer<text:tab/>15</text:a></text:p>
          <text:p text:style-name="P10"><text:a xlink:type="simple" xlink:href="#__RefHeading__4466_1239929225" text:style-name="Index_20_Link" text:visited-style-name="Index_20_Link">7.2.4.Float<text:tab/>15</text:a></text:p>
          <text:p text:style-name="P10"><text:a xlink:type="simple" xlink:href="#__RefHeading__4468_1239929225" text:style-name="Index_20_Link" text:visited-style-name="Index_20_Link">7.2.5.Array<text:tab/>15</text:a></text:p>
          <text:p text:style-name="P13"><text:a xlink:type="simple" xlink:href="#__RefHeading__4470_1239929225" text:style-name="Index_20_Link" text:visited-style-name="Index_20_Link">7.2.5.1.Metodos de la clase Array<text:tab/>15</text:a></text:p>
          <text:p text:style-name="P14"><text:a xlink:type="simple" xlink:href="#__RefHeading__4472_1239929225" text:style-name="Index_20_Link" text:visited-style-name="Index_20_Link">7.2.5.1.1.Operador new(tam, val)<text:tab/>15</text:a></text:p>
          <text:p text:style-name="P14"><text:a xlink:type="simple" xlink:href="#__RefHeading__4474_1239929225" text:style-name="Index_20_Link" text:visited-style-name="Index_20_Link">7.2.5.1.2.Operador []<text:tab/>15</text:a></text:p>
          <text:p text:style-name="P14"><text:a xlink:type="simple" xlink:href="#__RefHeading__4476_1239929225" text:style-name="Index_20_Link" text:visited-style-name="Index_20_Link">7.2.5.1.3.[index] = arg<text:tab/>16</text:a></text:p>
          <text:p text:style-name="P14"><text:a xlink:type="simple" xlink:href="#__RefHeading__4478_1239929225" text:style-name="Index_20_Link" text:visited-style-name="Index_20_Link">7.2.5.1.4.each var (bloque)<text:tab/>16</text:a></text:p>
          <text:p text:style-name="P14"><text:a xlink:type="simple" xlink:href="#__RefHeading__4480_1239929225" text:style-name="Index_20_Link" text:visited-style-name="Index_20_Link">7.2.5.1.5.length<text:tab/>16</text:a></text:p>
          <text:p text:style-name="P11"><text:a xlink:type="simple" xlink:href="#__RefHeading__5514_1239929225" text:style-name="Index_20_Link" text:visited-style-name="Index_20_Link">8.Especificación léxica<text:tab/>16</text:a></text:p>
          <text:p text:style-name="P12"><text:a xlink:type="simple" xlink:href="#__RefHeading__5318_1239929225" text:style-name="Index_20_Link" text:visited-style-name="Index_20_Link">8.1.Utilidades<text:tab/>16</text:a></text:p>
          <text:p text:style-name="P10"><text:a xlink:type="simple" xlink:href="#__RefHeading__2722_16778049661" text:style-name="Index_20_Link" text:visited-style-name="Index_20_Link">8.1.1.Script generar.sh<text:tab/>16</text:a></text:p>
          <text:p text:style-name="P10"><text:a xlink:type="simple" xlink:href="#__RefHeading__2724_16778049661" text:style-name="Index_20_Link" text:visited-style-name="Index_20_Link">8.1.2.Programa parser.rb<text:tab/>16</text:a></text:p>
          <text:p text:style-name="P10"><text:a xlink:type="simple" xlink:href="#__RefHeading__2861_16778049661" text:style-name="Index_20_Link" text:visited-style-name="Index_20_Link">8.1.3.Script check.sh<text:tab/>16</text:a></text:p>
          <text:p text:style-name="P11"><text:a xlink:type="simple" xlink:href="#__RefHeading__2177_1677804966" text:style-name="Index_20_Link" text:visited-style-name="Index_20_Link">9.Especificación sintáctica y semántica (Bison)<text:tab/>17</text:a></text:p>
          <text:p text:style-name="P12"><text:a xlink:type="simple" xlink:href="#__RefHeading__5320_1239929225" text:style-name="Index_20_Link" text:visited-style-name="Index_20_Link">9.1.Utilidad bisonear.sh<text:tab/>17</text:a></text:p>
          <text:p text:style-name="P11"><text:a xlink:type="simple" xlink:href="#__RefHeading__275_833904449" text:style-name="Index_20_Link" text:visited-style-name="Index_20_Link">10.Ficheros de prueba<text:tab/>17</text:a></text:p>
          <text:p text:style-name="P12"><text:a xlink:type="simple" xlink:href="#__RefHeading__5474_1239929225" text:style-name="Index_20_Link" text:visited-style-name="Index_20_Link">10.1.Pruebas del analizador léxico<text:tab/>17</text:a></text:p>
          <text:p text:style-name="P10"><text:a xlink:type="simple" xlink:href="#__RefHeading__322_316206344" text:style-name="Index_20_Link" text:visited-style-name="Index_20_Link">10.1.1.Fichero identificadores.em<text:tab/>17</text:a></text:p>
          <text:p text:style-name="P10"><text:a xlink:type="simple" xlink:href="#__RefHeading__324_316206344" text:style-name="Index_20_Link" text:visited-style-name="Index_20_Link">10.1.2.Fichero literales_numericos.em<text:tab/>17</text:a></text:p>
          <text:p text:style-name="P10"><text:a xlink:type="simple" xlink:href="#__RefHeading__400_1374330309" text:style-name="Index_20_Link" text:visited-style-name="Index_20_Link">10.1.3.Fichero literales_string.em<text:tab/>17</text:a></text:p>
          <text:p text:style-name="P10"><text:a xlink:type="simple" xlink:href="#__RefHeading__354_133981921" text:style-name="Index_20_Link" text:visited-style-name="Index_20_Link">10.1.4.Fichero palabras_clave.em<text:tab/>17</text:a></text:p>
          <text:p text:style-name="P12"><text:a xlink:type="simple" xlink:href="#__RefHeading__5478_1239929225" text:style-name="Index_20_Link" text:visited-style-name="Index_20_Link">10.2.Pruebas del analizador Sintáctico y semántico<text:tab/>17</text:a></text:p>
          <text:p text:style-name="P10"><text:a xlink:type="simple" xlink:href="#__RefHeading__5933_1239929225" text:style-name="Index_20_Link" text:visited-style-name="Index_20_Link">10.2.1.Fichero asignaciones.em<text:tab/>17</text:a></text:p>
          <text:p text:style-name="P10"><text:a xlink:type="simple" xlink:href="#__RefHeading__5935_1239929225" text:style-name="Index_20_Link" text:visited-style-name="Index_20_Link">10.2.2.Fichero clase.em<text:tab/>17</text:a></text:p>
          <text:p text:style-name="P10"><text:a xlink:type="simple" xlink:href="#__RefHeading__5937_1239929225" text:style-name="Index_20_Link" text:visited-style-name="Index_20_Link">10.2.3.Fichero es_if_anidados.em<text:tab/>18</text:a></text:p>
          <text:p text:style-name="P10"><text:a xlink:type="simple" xlink:href="#__RefHeading__5939_1239929225" text:style-name="Index_20_Link" text:visited-style-name="Index_20_Link">10.2.4.Fichero es_if_.em<text:tab/>18</text:a></text:p>
          <text:p text:style-name="P10"><text:a xlink:type="simple" xlink:href="#__RefHeading__5480_1239929225" text:style-name="Index_20_Link" text:visited-style-name="Index_20_Link">10.2.5.Fichero llamada_each.em<text:tab/>18</text:a></text:p>
          <text:p text:style-name="P10"><text:a xlink:type="simple" xlink:href="#__RefHeading__5941_1239929225" text:style-name="Index_20_Link" text:visited-style-name="Index_20_Link">10.2.6.Fichero llamadas_funciones_anidadadas.em<text:tab/>18</text:a></text:p>
          <text:p text:style-name="P10"><text:a xlink:type="simple" xlink:href="#__RefHeading__5943_1239929225" text:style-name="Index_20_Link" text:visited-style-name="Index_20_Link">10.2.7.Fichero minicalc.em<text:tab/>18</text:a></text:p>
          <text:p text:style-name="P10"><text:a xlink:type="simple" xlink:href="#__RefHeading__2960_1677804966" text:style-name="Index_20_Link" text:visited-style-name="Index_20_Link">10.2.8.Fichero precedencia_operadores.em<text:tab/>18</text:a></text:p>
          <text:p text:style-name="P10"><text:a xlink:type="simple" xlink:href="#__RefHeading__2962_1677804966" text:style-name="Index_20_Link" text:visited-style-name="Index_20_Link">10.2.9.Fichero tratar_string.em<text:tab/>18</text:a></text:p>
          <text:p text:style-name="P11"><text:a xlink:type="simple" xlink:href="#__RefHeading__4508_1239929225" text:style-name="Index_20_Link" text:visited-style-name="Index_20_Link">11.Bibliografía<text:tab/>19</text:a></text:p>
          <text:p text:style-name="P12"><text:a xlink:type="simple" xlink:href="#__RefHeading__4510_1239929225" text:style-name="Index_20_Link" text:visited-style-name="Index_20_Link">11.1.Especificación informal<text:tab/>19</text:a></text:p>
          <text:p text:style-name="P12"><text:a xlink:type="simple" xlink:href="#__RefHeading__5029_1239929225" text:style-name="Index_20_Link" text:visited-style-name="Index_20_Link">11.2.Especificación léxica<text:tab/>19</text:a></text:p>
        </text:index-body>
      </text:table-of-content>
      <text:p text:style-name="Standard"/>
      <text:h text:style-name="P35" text:outline-level="1"><text:bookmark text:name="__RefHeading__580_509506425"/>Introducción<office:annotation><dc:creator>Moises Caraballo</dc:creator><dc:date>2012-11-13T20:43:11</dc:date><text:p text:style-name="P41"><text:span text:style-name="T14">Falta una revisión de todo el documento.</text:span></text:p></office:annotation><text:bookmark-end text:name="__RefHeading__580_509506425"/></text:h>
      <text:p text:style-name="Text_20_body">En las siguientes páginas se presentará la especificación informal<office:annotation><dc:creator>Moises Caraballo</dc:creator><dc:date>2012-11-13T19:30:20</dc:date><text:p text:style-name="P41"><text:span text:style-name="T14">Decir que se incluye todo hasta el semántico.</text:span></text:p></office:annotation> de un lenguaje de programación al que hemos denominado Emerald. Se trata de un subconjunto de Ruby,<office:annotation><dc:creator>Moises Caraballo</dc:creator><dc:date>2012-11-13T21:42:43</dc:date><text:p text:style-name="P41"><text:span text:style-name="T14">Falta por hacer el MEGA LISTA_CAMBIOS DE LA MUERTE.</text:span></text:p></office:annotation> un <text:s/>lenguaje interpretado y orientado a objetos, desarrollado por Yukihiro Matsumoto.<office:annotation><dc:creator>Moises Caraballo</dc:creator><dc:date>2012-11-13T19:30:31</dc:date><text:p text:style-name="P41"><text:span text:style-name="T14">Recordar hacer aparte una lista de cambios unificada y mencionarla aquí.</text:span></text:p></office:annotation></text:p>
      <text:h text:style-name="Heading_20_1" text:outline-level="1"><text:bookmark text:name="__RefHeading__4348_1239929225"/>Conceptos fundamentales<text:bookmark-end text:name="__RefHeading__4348_1239929225"/></text:h>
      <text:h text:style-name="P37" text:outline-level="2"><text:bookmark text:name="__RefHeading__4350_1239929225"/>Objetos<text:bookmark-end text:name="__RefHeading__4350_1239929225"/></text:h>
      <text:p text:style-name="Text_20_body">Un objeto consiste en un conjunto de variables de instancia más un comportamiento (conjunto de métodos que trabajan sobre el objeto). En Ruby/Emerald, todo valor manejado directamente por el programa es un objeto, como p.e.:</text:p>
      <text:list xml:id="list481800100" text:style-name="WWNum3">
        <text:list-item>
          <text:p text:style-name="P18">Un valor referido por una variable.</text:p>
        </text:list-item>
        <text:list-item>
          <text:p text:style-name="P18">El argumento de un método.</text:p>
        </text:list-item>
        <text:list-item>
          <text:p text:style-name="P18">Un valor que es devuelto como resultado de evaluar una expresión, una sentencia o un programa.</text:p>
        </text:list-item>
      </text:list>
      <text:h text:style-name="P37" text:outline-level="2"><text:bookmark text:name="__RefHeading__4352_1239929225"/>Variables<text:bookmark-end text:name="__RefHeading__4352_1239929225"/></text:h>
      <text:p text:style-name="Text_20_body">Una variable es una asociación entre uno o más nombres (o identificadores) y un objeto. Dicho objeto se conoce como valor de la variable. En Emerald diferenciamos entre cuatro tipos de variables: constantes, locales, globales y de instancia.</text:p>
      <text:h text:style-name="P37" text:outline-level="2"><text:bookmark text:name="__RefHeading__4354_1239929225"/>Métodos<text:bookmark-end text:name="__RefHeading__4354_1239929225"/></text:h>
      <text:p text:style-name="Text_20_body">Procedimiento que se invoca desde un objeto y que trabaja sobre dicho objeto. Un método tiene una visibilidad que define desde dónde puede invocarse.</text:p>
      <text:h text:style-name="P37" text:outline-level="2"><text:bookmark text:name="__RefHeading__4356_1239929225"/>Bloques<text:bookmark-end text:name="__RefHeading__4356_1239929225"/></text:h>
      <text:p text:style-name="Text_20_body">Método anónimo que se pasa como argumento a un método.</text:p>
      <text:p text:style-name="Text_20_body">Ejemplo 1: En el siguiente programa, para cada elemento del array, el bloque { |i| puts i } es llamado por el método each de la clase Array.</text:p>
      <text:p text:style-name="P17"><text:tab/>a = [1, 2, 3]</text:p>
      <text:p text:style-name="P17"><text:tab/>a.each { |i| puts i }</text:p>
      <text:h text:style-name="P39" text:outline-level="2"><text:bookmark text:name="__RefHeading__4358_1239929225"/>Clases<text:bookmark-end text:name="__RefHeading__4358_1239929225"/></text:h>
      <text:p text:style-name="P19">Se trata de construcciones que agrupan varias variables relacionadas entre sí. Las clases en Emerald no tienen métodos, pareciéndose más a simples estructuras.</text:p>
      <text:p text:style-name="P19">Ejemplo de definición de estructura:</text:p>
      <text:p text:style-name="Standard"/>
      <text:p text:style-name="Standard"><text:span text:style-name="T3"><text:tab/>class</text:span> Punto</text:p>
      <text:p text:style-name="Standard"><text:tab/><text:tab/>@x = 0</text:p>
      <text:p text:style-name="Standard"><text:tab/><text:tab/>@y = 0</text:p>
      <text:p text:style-name="Standard"><text:tab/><text:span text:style-name="T3">end</text:span></text:p>
      <text:p text:style-name="Standard"/>
      <text:p text:style-name="P19">El acceso a las variables se hará sin referirse al @ en la forma:</text:p>
      <text:p text:style-name="P33"><text:tab/>p = Punto.new</text:p>
      <text:p text:style-name="P33"><text:tab/>p.x = 1</text:p>
      <text:p text:style-name="P33"><text:tab/>p.y = 2</text:p>
      <text:h text:style-name="P37" text:outline-level="2"><text:bookmark text:name="__RefHeading__4360_1239929225"/>Valores booleanos<text:bookmark-end text:name="__RefHeading__4360_1239929225"/></text:h>
      <text:p text:style-name="P19">Los objetos se clasifican entre objetos verdaderos y falsos. Sólo false y nil son objetos falsos. </text:p>
      <text:p text:style-name="P19">false <text:s/>→ única instancia del objeto False → resultado de una expresión-false</text:p>
      <text:p text:style-name="P19">nil → única instancia del objeto Nil → resultado de una expresión-nil.</text:p>
      <text:p text:style-name="P19">true → única instancia de la clase True → resultado de una expresión-true.</text:p>
      <text:h text:style-name="P37" text:outline-level="2"><text:bookmark text:name="__RefHeading__4362_1239929225"/>Recursividad<text:bookmark-end text:name="__RefHeading__4362_1239929225"/></text:h>
      <text:p text:style-name="P19">Ruby/Emerald admite recursividad.</text:p>
      <text:h text:style-name="P39" text:outline-level="2"><text:bookmark text:name="__RefHeading__4364_1239929225"/>Entrada/Salida<text:bookmark-end text:name="__RefHeading__4364_1239929225"/></text:h>
      <text:p text:style-name="P19">La salida estándar en Emerald sigue la forma:</text:p>
      <text:p text:style-name="Text_20_body"><text:span text:style-name="T4">puts </text:span><text:span text:style-name="T4">&lt;string&gt;</text:span></text:p>
      <text:p text:style-name="P21">ó</text:p>
      <text:p text:style-name="Text_20_body"><text:span text:style-name="T4">puts </text:span><text:span text:style-name="T4">&lt;expresión&gt;</text:span></text:p>
      <text:p text:style-name="Text_20_body">La entrada sigue el formato:</text:p>
      <text:p text:style-name="Text_20_body">&lt;variable&gt; = getc</text:p>
      <text:p text:style-name="Text_20_body">La instrucción anterior hace que se guarde en "&lt;variable&gt;" el valor introducido por el usuario.</text:p>
      <text:h text:style-name="Heading_20_1" text:outline-level="1"><text:bookmark text:name="__RefHeading__4366_1239929225"/>Estructura léxica<text:bookmark-end text:name="__RefHeading__4366_1239929225"/></text:h>
      <text:p text:style-name="Text_20_body">El texto de un programa se convierte en una secuencia de elementos de entrada que pueden ser fines de línea, espacios en blanco, comentarios, marca fin de programa o tokens.</text:p>
      <text:h text:style-name="P37" text:outline-level="2"><text:bookmark text:name="__RefHeading__4368_1239929225"/>Texto del programa<text:bookmark-end text:name="__RefHeading__4368_1239929225"/></text:h>
      <text:p text:style-name="P21">source-character :: [ any character in ISO/IEC 646:1991 IRV ]</text:p>
      <text:h text:style-name="P37" text:outline-level="2"><text:bookmark text:name="__RefHeading__4370_1239929225"/>Fin de línea<text:bookmark-end text:name="__RefHeading__4370_1239929225"/></text:h>
      <text:p text:style-name="Text_20_body">Se admite el fin de línea usado en GNU/Linux, representado por el carácter 'nueva línea' o \n (código ASCII 10).</text:p>
      <text:h text:style-name="P37" text:outline-level="2"><text:bookmark text:name="__RefHeading__4372_1239929225"/>Espacio en blanco<text:bookmark-end text:name="__RefHeading__4372_1239929225"/></text:h>
      <text:p text:style-name="P19">Se acepta como espacio en blanco los caracteres “tabulador” (0x09) y “espacio” (0x20)</text:p>
      <text:h text:style-name="P37" text:outline-level="2"><text:bookmark text:name="__RefHeading__4374_1239929225"/>Comentarios<text:bookmark-end text:name="__RefHeading__4374_1239929225"/></text:h>
      <text:p text:style-name="Text_20_body">En Emerald únicamente permitimos los comentarios de una línea, que son aquellos precedidos por '#'. Por ejemplo:</text:p>
      <text:p text:style-name="Text_20_body">a + b <text:span text:style-name="Comentario"># Esto es un comentario.</text:span></text:p>
      <text:h text:style-name="P37" text:outline-level="2"><text:bookmark text:name="__RefHeading__4376_1239929225"/>Tokens<text:bookmark-end text:name="__RefHeading__4376_1239929225"/></text:h>
      <text:p text:style-name="Text_20_body">En este apartado se lista las palabras claves y se describen los identificadores, “punctuators<office:annotation><dc:creator>Moises Caraballo</dc:creator><dc:date>2012-11-13T19:29:58</dc:date><text:p text:style-name="P41"><text:span text:style-name="T14">¿Cambiar por signos de puntuación?</text:span></text:p></office:annotation>”, operadores y literales.</text:p>
      <text:h text:style-name="P34" text:outline-level="3"><text:bookmark text:name="__RefHeading__4378_1239929225"/>Palabras clave<text:bookmark-end text:name="__RefHeading__4378_1239929225"/></text:h>
      <text:p text:style-name="Text_20_body">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8">and</text:p>
          </table:table-cell>
          <table:table-cell table:style-name="palabras_5f_clave.A1" office:value-type="string">
            <text:p text:style-name="P8">def</text:p>
          </table:table-cell>
          <table:table-cell table:style-name="palabras_5f_clave.A1" office:value-type="string">
            <text:p text:style-name="P8">else</text:p>
          </table:table-cell>
          <table:table-cell table:style-name="palabras_5f_clave.A1" office:value-type="string">
            <text:p text:style-name="P8">end</text:p>
          </table:table-cell>
          <table:table-cell table:style-name="palabras_5f_clave.A1" office:value-type="string">
            <text:p text:style-name="P8">false</text:p>
          </table:table-cell>
          <table:table-cell table:style-name="palabras_5f_clave.F1" office:value-type="string">
            <text:p text:style-name="P8">if</text:p>
          </table:table-cell>
        </table:table-row>
        <table:table-row>
          <table:table-cell table:style-name="palabras_5f_clave.A2" office:value-type="string">
            <text:p text:style-name="P8">nil</text:p>
          </table:table-cell>
          <table:table-cell table:style-name="palabras_5f_clave.A2" office:value-type="string">
            <text:p text:style-name="P8">not</text:p>
          </table:table-cell>
          <table:table-cell table:style-name="palabras_5f_clave.A2" office:value-type="string">
            <text:p text:style-name="P8">or</text:p>
          </table:table-cell>
          <table:table-cell table:style-name="palabras_5f_clave.A2" office:value-type="string">
            <text:p text:style-name="P8">then</text:p>
          </table:table-cell>
          <table:table-cell table:style-name="palabras_5f_clave.A2" office:value-type="string">
            <text:p text:style-name="P8">true</text:p>
          </table:table-cell>
          <table:table-cell table:style-name="palabras_5f_clave.F2" office:value-type="string">
            <text:p text:style-name="P8">while</text:p>
          </table:table-cell>
        </table:table-row>
      </table:table>
      <text:p text:style-name="Text_20_body"/>
      <text:p text:style-name="Text_20_body">Nota: las palabras clave son case-sensitive.</text:p>
      <text:h text:style-name="Heading_20_3" text:outline-level="3"><text:bookmark text:name="__RefHeading__4380_1239929225"/>Identificadores<text:bookmark-end text:name="__RefHeading__4380_1239929225"/></text:h>
      <text:p text:style-name="Text_20_body">Los identificadores siguen un formato según el tipo de objeto al que se refieran:</text:p>
      <text:list xml:id="list2188921934" text:style-name="WWNum14">
        <text:list-item>
          <text:p text:style-name="P23">Variables locales: [a-z_] ([a-zA-Z0-9_])*</text:p>
        </text:list-item>
        <text:list-item>
          <text:p text:style-name="P23">Variables globales: $[a-zA-Z_]([a-zA-Z0-9_])*</text:p>
        </text:list-item>
        <text:list-item>
          <text:p text:style-name="P23">Variables de instancia @[a-zA-Z_]([a-zA-Z0-9_])*</text:p>
        </text:list-item>
        <text:list-item>
          <text:p text:style-name="P23">Constantes: [A-Z] ([A-Z0-9_])*</text:p>
        </text:list-item>
        <text:list-item>
          <text:p text:style-name="P20">Método: [a-z_] ([a-zA-Z0-9_])*</text:p>
        </text:list-item>
      </text:list>
      <text:p text:style-name="P19">Las variables locales y los métodos no podrán compartir nombre. De esta manera no existe confusión al hacer referencia al nombre para llamar al método o la variable.</text:p>
      <text:h text:style-name="Heading_20_3" text:outline-level="3"><text:bookmark text:name="__RefHeading__4382_1239929225"/>Signos de puntuación (punctuators)<text:bookmark-end text:name="__RefHeading__4382_1239929225"/></text:h>
      <text:p text:style-name="Text_20_body">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8">[</text:p>
          </table:table-cell>
          <table:table-cell table:style-name="signos_5f_puntuacion.A1" office:value-type="string">
            <text:p text:style-name="P8">]</text:p>
          </table:table-cell>
          <table:table-cell table:style-name="signos_5f_puntuacion.A1" office:value-type="string">
            <text:p text:style-name="P8">{</text:p>
          </table:table-cell>
          <table:table-cell table:style-name="signos_5f_puntuacion.D1" office:value-type="string">
            <text:p text:style-name="P8">}</text:p>
          </table:table-cell>
        </table:table-row>
        <table:table-row>
          <table:table-cell table:style-name="signos_5f_puntuacion.A2" office:value-type="string">
            <text:p text:style-name="P8">(</text:p>
          </table:table-cell>
          <table:table-cell table:style-name="signos_5f_puntuacion.A2" office:value-type="string">
            <text:p text:style-name="P8">)</text:p>
          </table:table-cell>
          <table:table-cell table:style-name="signos_5f_puntuacion.A2" office:value-type="string">
            <text:p text:style-name="P8">,</text:p>
          </table:table-cell>
          <table:table-cell table:style-name="signos_5f_puntuacion.D2" office:value-type="string">
            <text:p text:style-name="P8">;</text:p>
          </table:table-cell>
        </table:table-row>
      </table:table>
      <text:p text:style-name="Text_20_body"/>
      <text:h text:style-name="Heading_20_3" text:outline-level="3"><text:bookmark text:name="__RefHeading__4384_1239929225"/>Operadores<text:bookmark-end text:name="__RefHeading__4384_1239929225"/></text:h>
      <text:p text:style-name="Text_20_body">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8">!=</text:p>
          </table:table-cell>
          <table:table-cell table:style-name="operadores.A1" office:value-type="string">
            <text:p text:style-name="P8">=</text:p>
          </table:table-cell>
          <table:table-cell table:style-name="operadores.A1" office:value-type="string">
            <text:p text:style-name="P8">[]</text:p>
          </table:table-cell>
          <table:table-cell table:style-name="operadores.A1" office:value-type="string">
            <text:p text:style-name="P8">/</text:p>
          </table:table-cell>
          <table:table-cell table:style-name="operadores.A1" office:value-type="string">
            <text:p text:style-name="P8">==</text:p>
          </table:table-cell>
          <table:table-cell table:style-name="operadores.A1" office:value-type="string">
            <text:p text:style-name="P8">&gt;</text:p>
          </table:table-cell>
          <table:table-cell table:style-name="operadores.G1" office:value-type="string">
            <text:p text:style-name="P8">&gt;=</text:p>
          </table:table-cell>
        </table:table-row>
        <table:table-row>
          <table:table-cell table:style-name="operadores.A2" office:value-type="string">
            <text:p text:style-name="P8">&lt;</text:p>
          </table:table-cell>
          <table:table-cell table:style-name="operadores.A2" office:value-type="string">
            <text:p text:style-name="P8">&lt;=</text:p>
          </table:table-cell>
          <table:table-cell table:style-name="operadores.A2" office:value-type="string">
            <text:p text:style-name="P8">&lt;&lt;</text:p>
          </table:table-cell>
          <table:table-cell table:style-name="operadores.A2" office:value-type="string">
            <text:p text:style-name="P8">&gt;&gt;</text:p>
          </table:table-cell>
          <table:table-cell table:style-name="operadores.A2" office:value-type="string">
            <text:p text:style-name="P8">+</text:p>
          </table:table-cell>
          <table:table-cell table:style-name="operadores.A2" office:value-type="string">
            <text:p text:style-name="P8">-</text:p>
          </table:table-cell>
          <table:table-cell table:style-name="operadores.G2" office:value-type="string">
            <text:p text:style-name="P8">*</text:p>
          </table:table-cell>
        </table:table-row>
        <table:table-row>
          <table:table-cell table:style-name="operadores.A2" office:value-type="string">
            <text:p text:style-name="P8">+@</text:p>
          </table:table-cell>
          <table:table-cell table:style-name="operadores.A2" office:value-type="string">
            <text:p text:style-name="P8">-@</text:p>
          </table:table-cell>
          <table:table-cell table:style-name="operadores.A2" office:value-type="string">
            <text:p text:style-name="P8">[]=</text:p>
          </table:table-cell>
          <table:table-cell table:style-name="operadores.A2" office:value-type="string">
            <text:p text:style-name="P8"/>
          </table:table-cell>
          <table:table-cell table:style-name="operadores.A2" office:value-type="string">
            <text:p text:style-name="P8"/>
          </table:table-cell>
          <table:table-cell table:style-name="operadores.A2" office:value-type="string">
            <text:p text:style-name="P8"/>
          </table:table-cell>
          <table:table-cell table:style-name="operadores.G2" office:value-type="string">
            <text:p text:style-name="P8"/>
          </table:table-cell>
        </table:table-row>
      </table:table>
      <text:p text:style-name="Standard"/>
      <text:h text:style-name="Heading_20_3" text:outline-level="3"><text:bookmark text:name="__RefHeading__4386_1239929225"/><text:soft-page-break/>Literales<text:bookmark-end text:name="__RefHeading__4386_1239929225"/></text:h>
      <text:p text:style-name="P19">En Emerald diferenciamos entre literales numéricos, strings y arrays.</text:p>
      <text:h text:style-name="Heading_20_4" text:outline-level="4"><text:bookmark text:name="__RefHeading__4388_1239929225"/><text:span text:style-name="Subtle_20_Emphasis"><text:span text:style-name="T8">Literales numéricos</text:span></text:span><text:bookmark-end text:name="__RefHeading__4388_1239929225"/></text:h>
      <text:p text:style-name="Text_20_body">Siguen el patrón</text:p>
      <text:p text:style-name="P7">(+|-)? (entero|float)</text:p>
      <text:p text:style-name="Text_20_body">donde</text:p>
      <text:p text:style-name="P7">entero = (0 | [1-9] ([0-9])*)</text:p>
      <text:p text:style-name="Text_20_body">y</text:p>
      <text:p text:style-name="P7">float = (entero.entero | .entero | entero.) ((e|E)entero)?</text:p>
      <text:p text:style-name="Text_20_body">Nota: Si el token anterior a un signed-number es un identificador, debe haber al menos un espacio en blanco o un fin de línea entre ambos tokens.</text:p>
      <text:p text:style-name="Text_20_body">Por ejemplo:</text:p>
      <text:list xml:id="list1670120547" text:style-name="WWNum17">
        <text:list-item>
          <text:p text:style-name="P24">x -123: hay un espacio en medio, x es el nombre de un procedimiento y -123 un número suministrado como argumento.</text:p>
        </text:list-item>
        <text:list-item>
          <text:p text:style-name="P24">x-123: no hay espacios en medio, se llama al método “-” de x con 123 como argumento.</text:p>
        </text:list-item>
      </text:list>
      <text:p text:style-name="Text_20_body">Un literal numérico puede evaluarse <text:s/>como un entero o como un float.</text:p>
      <text:h text:style-name="Heading_20_4" text:outline-level="4"><text:bookmark text:name="__RefHeading__4390_1239929225"/><text:span text:style-name="Subtle_20_Emphasis"><text:span text:style-name="T9">Literales carácter</text:span></text:span><text:bookmark-end text:name="__RefHeading__4390_1239929225"/></text:h>
      <text:p text:style-name="Text_20_body">Los caracteres se expresan entre comillas simples (‘). Por ejemplo:</text:p>
      <text:p text:style-name="P7">‘a’, ‘b’, ‘c’, ‘\n’</text:p>
      <text:p text:style-name="Text_20_body">son literales carácter. Los literales carácter admiten secuencias de escape (ver apartado 3.5.5.4), y se almacenan en memoria mediante su código ASCII.</text:p>
      <text:h text:style-name="P40" text:outline-level="4"><text:bookmark text:name="__RefHeading__4392_1239929225"/><text:span text:style-name="Subtle_20_Emphasis"><text:span text:style-name="T10">Literales string</text:span></text:span><text:bookmark-end text:name="__RefHeading__4392_1239929225"/></text:h>
      <text:p text:style-name="Text_20_body">Se trata de secuencias de caracteres que van encerrados entre comillas dobles (“).</text:p>
      <text:p text:style-name="Text_20_body">La string admite secuencias de escape (ver siguiente apartado) e interpolación (cadenas de la forma #{&lt;variable&gt;} que en la salida se sustituyen por el valor de la variable dada).<text:bookmark text:name="_GoBack"/></text:p>
      <text:p text:style-name="Text_20_body">Por ejemplo:</text:p>
      <text:p text:style-name="Text_20_body">a = 6</text:p>
      <text:p text:style-name="Text_20_body">puts "La suma es igual a #{a}."</text:p>
      <text:p text:style-name="Text_20_body">Daría como salida:</text:p>
      <text:p text:style-name="Text_20_body">La suma es igual a 6.</text:p>
      <text:h text:style-name="Heading_20_4" text:outline-level="4"><text:bookmark text:name="__RefHeading__4394_1239929225"/><text:span text:style-name="Subtle_20_Emphasis"><text:span text:style-name="T8">Secuencias de escape</text:span></text:span><text:bookmark-end text:name="__RefHeading__4394_1239929225"/></text:h>
      <text:p text:style-name="Text_20_body">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9">Secuencia</text:p>
          </table:table-cell>
          <table:table-cell table:style-name="secuencias_5f_escape.A1" office:value-type="string">
            <text:p text:style-name="P9">Significado</text:p>
          </table:table-cell>
          <table:table-cell table:style-name="secuencias_5f_escape.A1" office:value-type="string">
            <text:p text:style-name="P9">Secuencia</text:p>
          </table:table-cell>
          <table:table-cell table:style-name="secuencias_5f_escape.D1" office:value-type="string">
            <text:p text:style-name="P9">Significado</text:p>
          </table:table-cell>
        </table:table-row>
        <table:table-row>
          <table:table-cell table:style-name="secuencias_5f_escape.C4" office:value-type="string">
            <text:p text:style-name="P8">\\</text:p>
          </table:table-cell>
          <table:table-cell table:style-name="secuencias_5f_escape.C4" office:value-type="string">
            <text:p text:style-name="P8">\</text:p>
          </table:table-cell>
          <table:table-cell table:style-name="secuencias_5f_escape.C4" office:value-type="string">
            <text:p text:style-name="P8">\t</text:p>
          </table:table-cell>
          <table:table-cell table:style-name="secuencias_5f_escape.D4" office:value-type="string">
            <text:p text:style-name="P8">Tabulador</text:p>
          </table:table-cell>
        </table:table-row>
        <table:table-row>
          <table:table-cell table:style-name="secuencias_5f_escape.C4" office:value-type="string">
            <text:p text:style-name="P8">\”</text:p>
          </table:table-cell>
          <table:table-cell table:style-name="secuencias_5f_escape.C4" office:value-type="string">
            <text:p text:style-name="P8">Comillas dobles</text:p>
          </table:table-cell>
          <table:table-cell table:style-name="secuencias_5f_escape.C4" office:value-type="string">
            <text:p text:style-name="P8">\n</text:p>
          </table:table-cell>
          <table:table-cell table:style-name="secuencias_5f_escape.D4" office:value-type="string">
            <text:p text:style-name="P8">Salto de línea</text:p>
          </table:table-cell>
        </table:table-row>
        <table:table-row>
          <table:table-cell table:style-name="secuencias_5f_escape.C4" office:value-type="string">
            <text:p text:style-name="P8">\'</text:p>
          </table:table-cell>
          <table:table-cell table:style-name="secuencias_5f_escape.C4" office:value-type="string">
            <text:p text:style-name="P8">Comillas simples (*)</text:p>
          </table:table-cell>
          <table:table-cell table:style-name="secuencias_5f_escape.C4" office:value-type="string">
            <text:p text:style-name="P8"/>
          </table:table-cell>
          <table:table-cell table:style-name="secuencias_5f_escape.D4" office:value-type="string">
            <text:p text:style-name="P8"/>
          </table:table-cell>
        </table:table-row>
      </table:table>
      <text:p text:style-name="P7"/>
      <text:p text:style-name="Text_20_body">(*) Para literales carácter.</text:p>
      <text:h text:style-name="P36" text:outline-level="1"><text:bookmark text:name="__RefHeading__4396_1239929225"/>Ámbito de las variables<text:bookmark-end text:name="__RefHeading__4396_1239929225"/></text:h>
      <text:p text:style-name="Text_20_body">El ámbito de una variable es la región o conjunto de regiones de un programa en los que dicha variable es accesible. Dicho ámbito depende del tipo de variable, que en Emerald puede ser constante, de instancia, local o global.</text:p>
      <text:h text:style-name="P37" text:outline-level="2"><text:bookmark text:name="__RefHeading__4398_1239929225"/>Ámbito de las constantes y las variables de instancia<text:bookmark-end text:name="__RefHeading__4398_1239929225"/></text:h>
      <text:p text:style-name="Text_20_body">Las constantes y las variables de instancia no tienen ámbito; su “visibilidad” depende del contexto de ejecución actual.</text:p>
      <text:h text:style-name="P37" text:outline-level="2"><text:bookmark text:name="__RefHeading__4400_1239929225"/>Ámbito de las variables locales<text:bookmark-end text:name="__RefHeading__4400_1239929225"/></text:h>
      <text:p text:style-name="P19">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37" text:outline-level="2"><text:bookmark text:name="__RefHeading__4402_1239929225"/>Ámbito de las variables globales<text:bookmark-end text:name="__RefHeading__4402_1239929225"/></text:h>
      <text:p text:style-name="Text_20_body">Las variables globales son accesibles desde cualquier parte del programa.</text:p>
      <text:p text:style-name="Text_20_body"/>
      <text:h text:style-name="P36" text:outline-level="1"><text:bookmark text:name="__RefHeading__4404_1239929225"/>Estructura de un programa<text:bookmark-end text:name="__RefHeading__4404_1239929225"/></text:h>
      <text:p text:style-name="Text_20_body">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Text_20_body"><text:tab/>a = 5</text:p>
      <text:p text:style-name="Text_20_body"><text:tab/>b = 6</text:p>
      <text:p text:style-name="Text_20_body"><text:tab/><text:span text:style-name="T3">def</text:span> Suma (x, y)</text:p>
      <text:p text:style-name="Text_20_body"><text:tab/><text:tab/>x + y</text:p>
      <text:p text:style-name="Text_20_body"><text:tab/><text:span text:style-name="T3">end</text:span></text:p>
      <text:p text:style-name="Text_20_body"><text:tab/>Suma( a, b)</text:p>
      <text:p text:style-name="Text_20_body">En el caso anterior, el código dentro de la función Suma no se ejecuta hasta que dicha función es invocada.</text:p>
      <text:h text:style-name="P37" text:outline-level="2"><text:bookmark text:name="__RefHeading__4406_1239929225"/>Return implícito<text:bookmark-end text:name="__RefHeading__4406_1239929225"/></text:h>
      <text:p text:style-name="Text_20_body">En Emerald no existe una instrucción return; el valor devuelto por un método o programa es el resultado de su última instrucción.</text:p>
      <text:p text:style-name="Text_20_body"/>
      <text:h text:style-name="Heading_20_1" text:outline-level="1"><text:bookmark text:name="__RefHeading__4408_1239929225"/>Expresiones<text:bookmark-end text:name="__RefHeading__4408_1239929225"/></text:h>
      <text:h text:style-name="P37" text:outline-level="2"><text:bookmark text:name="__RefHeading__4410_1239929225"/>Expresiones lógicas<text:bookmark-end text:name="__RefHeading__4410_1239929225"/></text:h>
      <text:p text:style-name="Text_20_body">Se dispone de las palabras clave not, and y or para realizar las operaciones correspondientes que se listan a continuación:</text:p>
      <text:list xml:id="list843582115" text:style-name="WWNum25">
        <text:list-item>
          <text:p text:style-name="P25">not &lt;exp&gt;  Niega el resultado de evaluar la expresión &lt;exp&gt;</text:p>
        </text:list-item>
        <text:list-item>
          <text:p text:style-name="P25">&lt;exp_1&gt; and &lt;exp_2&gt;  Devuelve el resultado de aplicar un “y lógico” a los resultados de las expresiones &lt;exp_1&gt; y &lt;exp_2&gt;.</text:p>
        </text:list-item>
        <text:list-item>
          <text:p text:style-name="P25">&lt;exp_1&gt; or &lt;exp_2&gt;  Devuelve el resultado de aplicar un “o lógico” a los resultados de las expresiones &lt;exp_1&gt; y &lt;exp_2&gt;.</text:p>
        </text:list-item>
      </text:list>
      <text:p text:style-name="Text_20_body">El orden de precedencia es: not &gt; and &gt; or.</text:p>
      <text:h text:style-name="P39" text:outline-level="2"><text:bookmark text:name="__RefHeading__4412_1239929225"/>Metodos<text:bookmark-end text:name="__RefHeading__4412_1239929225"/></text:h>
      <text:h text:style-name="Heading_20_3" text:outline-level="3"><text:bookmark text:name="__RefHeading__4414_1239929225"/>Invocación de método<text:bookmark-end text:name="__RefHeading__4414_1239929225"/></text:h>
      <text:p text:style-name="Text_20_body">Los métodos se invocan siguiendo el siguiente prototipo:</text:p>
      <text:p text:style-name="Text_20_body">nombre_método <text:s text:c="2"/>[argumentos] <text:s text:c="2"/>[bloque]</text:p>
      <text:p text:style-name="Text_20_body">Donde argumentos es una lista de argumentos separados por comas y encerrada o no entre paréntesis. </text:p>
      <text:p text:style-name="Text_20_body">Por ejemplo:</text:p>
      <text:p text:style-name="Text_20_body">suma(1, 2)</text:p>
      <text:p text:style-name="Text_20_body">y</text:p>
      <text:p text:style-name="Text_20_body">suma 1, 2</text:p>
      <text:p text:style-name="Text_20_body">son ambos válidos. Si el resultado de la invocación se va a usar en el mismo instante en que se recibe, es obligatorio usar paréntesis. Por ejemplo:</text:p>
      <text:p text:style-name="Text_20_body">suma(1, 2).inverso</text:p>
      <text:p text:style-name="Text_20_body">[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Heading_20_3" text:outline-level="3"><text:bookmark text:name="__RefHeading__4416_1239929225"/>Definición de métodos<text:bookmark-end text:name="__RefHeading__4416_1239929225"/></text:h>
      <text:p text:style-name="Text_20_body">Para definir un método se sigue el siguiente patrón:</text:p>
      <text:p text:style-name="Text_20_body"><text:span text:style-name="T3">def</text:span> &lt;nombre_método&gt; (&lt;lista_argumentos&gt;)?</text:p>
      <text:p text:style-name="Text_20_body"><text:tab/>(&lt;cuerpo_método&gt;)?</text:p>
      <text:p text:style-name="P4">end</text:p>
      <text:p text:style-name="Text_20_body">&lt;nombre_método&gt; es el identificador del método. &lt;lista_argumentos&gt; es una lista de argumentos separados por comas (,) y encerrada o no entre paréntesis. &lt;cuerpo_método&gt; es el código interno del método.</text:p>
      <text:p text:style-name="Text_20_body">Nota: dentro de &lt;cuerpo_método&gt; no se permite definir clases ni asignar valores a constantes.</text:p>
      <text:h text:style-name="Heading_20_3" text:outline-level="3"><text:bookmark text:name="__RefHeading__4418_1239929225"/>Parámetros de métodos<text:bookmark-end text:name="__RefHeading__4418_1239929225"/></text:h>
      <text:p text:style-name="Text_20_body">En Emerald sólo se permiten los parámetros obligatorios. Por cada parámetro obligatorio <text:soft-page-break/>indicado en la definición del método, ha de existir un argumento correspondiente en la invocación del método.</text:p>
      <text:h text:style-name="Heading_20_3" text:outline-level="3"><text:bookmark text:name="__RefHeading__4420_1239929225"/>Visibilidad de métodos<text:bookmark-end text:name="__RefHeading__4420_1239929225"/></text:h>
      <text:p text:style-name="Text_20_body">Todos los métodos de Emerald son públicos.</text:p>
      <text:h text:style-name="P37" text:outline-level="2"><text:bookmark text:name="__RefHeading__4422_1239929225"/>Bloques<text:bookmark-end text:name="__RefHeading__4422_1239929225"/></text:h>
      <text:p text:style-name="Text_20_body">Como ya se comentó anteriormente, un bloque es un bloque de código (o método anónimo) que se le pasa como parámetro a un método o función. Veamos el concepto con el ejemplo de una llamada a un método:</text:p>
      <text:p text:style-name="Text_20_body"><text:tab/><text:span text:style-name="T4">array</text:span><text:span text:style-name="T4"> </text:span><text:span text:style-name="T4">= [1, 2, 3, 4]</text:span></text:p>
      <text:p text:style-name="Text_20_body"><text:span text:style-name="T4"><text:tab/>array.collect </text:span><text:span text:style-name="T5">do</text:span><text:span text:style-name="T4"> |n|</text:span></text:p>
      <text:p text:style-name="Text_20_body"><text:span text:style-name="T4"><text:tab/> <text:s/></text:span><text:span text:style-name="T4">n ** 2</text:span></text:p>
      <text:p text:style-name="Text_20_body"><text:span text:style-name="T4"><text:tab/></text:span><text:span text:style-name="T5">end</text:span></text:p>
      <text:p text:style-name="Text_20_body"/>
      <text:p text:style-name="Text_20_body"><text:span text:style-name="T4"><text:tab/></text:span><text:bookmark text:name="internal-source-marker_0.088185026559719"/><text:span text:style-name="T4">10.times </text:span><text:span text:style-name="T5">do</text:span><text:span text:style-name="T4"> |i|</text:span></text:p>
      <text:p text:style-name="Text_20_body"><text:span text:style-name="T4"><text:tab/><text:tab/></text:span><text:span text:style-name="T5">puts</text:span><text:span text:style-name="T4"> i</text:span></text:p>
      <text:p text:style-name="Text_20_body"><text:span text:style-name="T4"><text:tab/><text:tab/></text:span><text:span text:style-name="T4">j = 4</text:span></text:p>
      <text:p text:style-name="Text_20_body"><text:span text:style-name="T4"><text:tab/></text:span><text:span text:style-name="T5">end</text:span></text:p>
      <text:p text:style-name="Text_20_body"><text:span text:style-name="T4"><text:tab/></text:span><text:span text:style-name="T5">puts</text:span><text:span text:style-name="T4"> j</text:span></text:p>
      <text:p text:style-name="Text_20_body"><text:span text:style-name="T4"><text:tab/></text:span><text:span text:style-name="T3">puts</text:span> i</text:p>
      <text:p text:style-name="Text_20_body">Tanto puts j como puts i devuelve nil, porque ambas variables solo son accesibles desde el ámbito del bloque. En definitiva un bloque se comporta como un método.</text:p>
      <text:p text:style-name="Text_20_body">Lo anterior es una llamada al método collect de la clase Array. Dicho método recorre el array y, para cada elemento, ejecuta el bloque de código suministrado como parámetro, en este caso:</text:p>
      <text:p text:style-name="Text_20_body"><text:tab/><text:span text:style-name="T3">do</text:span> |n|</text:p>
      <text:p text:style-name="Text_20_body"><text:tab/> <text:s/>n ** 2</text:p>
      <text:p text:style-name="Text_20_body"><text:tab/><text:span text:style-name="T3">end</text:span></text:p>
      <text:p text:style-name="Text_20_body">|n| es una variable de bloque, que en este caso, se rellena automáticamente en cada iteración con el elemento actual del array.</text:p>
      <text:p text:style-name="Text_20_body"><text:soft-page-break/>Si el bloque que definimos es pequeño, una versión alternativa consiste en encerrarlo entre llaves y en una única línea:</text:p>
      <text:p text:style-name="Text_20_body"><text:tab/>array.collect! { |n] n ** 2 }</text:p>
      <text:p text:style-name="Text_20_body"/>
      <text:h text:style-name="P37" text:outline-level="2"><text:bookmark text:name="__RefHeading__4424_1239929225"/>Operadores<text:bookmark-end text:name="__RefHeading__4424_1239929225"/></text:h>
      <text:p text:style-name="Text_20_body">Se distinguen tres tipos: asignaciones, operadores unitarios y operadores binarios.</text:p>
      <text:h text:style-name="Heading_20_3" text:outline-level="3"><text:bookmark text:name="__RefHeading__4426_1239929225"/>Asignaciones<text:bookmark-end text:name="__RefHeading__4426_1239929225"/></text:h>
      <text:p text:style-name="Text_20_body">Son del tipo:</text:p>
      <text:p text:style-name="Text_20_body">&lt;variable&gt; = &lt;expresión asignable&gt;</text:p>
      <text:p text:style-name="Text_20_body">Donde &lt;variable&gt; puede ser:</text:p>
      <text:list xml:id="list1794141959" text:style-name="WWNum40">
        <text:list-item>
          <text:p text:style-name="P26">Variables simples</text:p>
        </text:list-item>
        <text:list-item>
          <text:p text:style-name="P26">Variables de estructura</text:p>
        </text:list-item>
        <text:list-item>
          <text:p text:style-name="P26">Un elemento de un array</text:p>
        </text:list-item>
      </text:list>
      <text:p text:style-name="Text_20_body"/>
      <text:p text:style-name="Text_20_body">Por otro lado, &lt;expresión asignable&gt; puede ser una de las siguientes variantes:</text:p>
      <text:list xml:id="list61434109" text:continue-numbering="true" text:style-name="WWNum40">
        <text:list-item>
          <text:p text:style-name="P26">Variables simples</text:p>
        </text:list-item>
        <text:list-item>
          <text:p text:style-name="P26">Variables de estructura</text:p>
        </text:list-item>
        <text:list-item>
          <text:p text:style-name="P26">Arrays</text:p>
        </text:list-item>
        <text:list-item>
          <text:p text:style-name="P26">Literales</text:p>
        </text:list-item>
        <text:list-item>
          <text:p text:style-name="P26">&lt;expresión asignable&gt; (operador) &lt;operando&gt;</text:p>
        </text:list-item>
      </text:list>
      <text:p text:style-name="Text_20_body">Donde los operadores pueden ser todos los definidos anteriormente y operando puede ser una expresión asignable exceptuando a los Arrays y Literales.</text:p>
      <text:h text:style-name="Heading_20_3" text:outline-level="3"><text:bookmark text:name="__RefHeading__4428_1239929225"/>Operadores unarios<text:bookmark-end text:name="__RefHeading__4428_1239929225"/></text:h>
      <text:p text:style-name="Text_20_body">Se trata de los operadores +, – (opuesto) y <text:s/>not(negación), aplicables a enteros y números en coma flotante.</text:p>
      <text:h text:style-name="Heading_20_3" text:outline-level="3"><text:bookmark text:name="__RefHeading__4430_1239929225"/><text:soft-page-break/>Operadores binarios<text:bookmark-end text:name="__RefHeading__4430_1239929225"/></text:h>
      <text:p text:style-name="Text_20_body">Ruby admite los siguientes operadores binarios, aplicables a enteros y números en coma flotante.</text:p>
      <text:h text:style-name="Heading_20_4" text:outline-level="4"><text:bookmark text:name="__RefHeading__4432_1239929225"/><text:span text:style-name="Subtle_20_Emphasis"><text:span text:style-name="T10">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9">Operador</text:p>
          </table:table-cell>
          <table:table-cell table:style-name="operadores_5f_aritmeticos.A1" office:value-type="string">
            <text:p text:style-name="P9">Significado</text:p>
          </table:table-cell>
          <table:table-cell table:style-name="operadores_5f_aritmeticos.A1" office:value-type="string">
            <text:p text:style-name="P9">Operador</text:p>
          </table:table-cell>
          <table:table-cell table:style-name="operadores_5f_aritmeticos.D1" office:value-type="string">
            <text:p text:style-name="P9">Significado</text:p>
          </table:table-cell>
        </table:table-row>
        <table:table-row>
          <table:table-cell table:style-name="operadores_5f_aritmeticos.C3" office:value-type="string">
            <text:p text:style-name="P8">+</text:p>
          </table:table-cell>
          <table:table-cell table:style-name="operadores_5f_aritmeticos.C3" office:value-type="string">
            <text:p text:style-name="P8">Suma</text:p>
          </table:table-cell>
          <table:table-cell table:style-name="operadores_5f_aritmeticos.C3" office:value-type="string">
            <text:p text:style-name="P8">*</text:p>
          </table:table-cell>
          <table:table-cell table:style-name="operadores_5f_aritmeticos.D3" office:value-type="string">
            <text:p text:style-name="P8">Multiplicación</text:p>
          </table:table-cell>
        </table:table-row>
        <table:table-row>
          <table:table-cell table:style-name="operadores_5f_aritmeticos.C3" office:value-type="string">
            <text:p text:style-name="P8">-</text:p>
          </table:table-cell>
          <table:table-cell table:style-name="operadores_5f_aritmeticos.C3" office:value-type="string">
            <text:p text:style-name="P8">Resta</text:p>
          </table:table-cell>
          <table:table-cell table:style-name="operadores_5f_aritmeticos.C3" office:value-type="string">
            <text:p text:style-name="P8">/</text:p>
          </table:table-cell>
          <table:table-cell table:style-name="operadores_5f_aritmeticos.D3" office:value-type="string">
            <text:p text:style-name="P8">División</text:p>
          </table:table-cell>
        </table:table-row>
      </table:table>
      <text:p text:style-name="P7"><text:span text:style-name="Subtle_20_Emphasis"/></text:p>
      <text:h text:style-name="Heading_20_4" text:outline-level="4"><text:bookmark text:name="__RefHeading__4434_1239929225"/><text:span text:style-name="Subtle_20_Emphasis"><text:span text:style-name="T10">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9">Operador</text:p>
          </table:table-cell>
          <table:table-cell table:style-name="operadores_5f_comparacion.A1" office:value-type="string">
            <text:p text:style-name="P9">Significado</text:p>
          </table:table-cell>
          <table:table-cell table:style-name="operadores_5f_comparacion.A1" office:value-type="string">
            <text:p text:style-name="P9">Operador</text:p>
          </table:table-cell>
          <table:table-cell table:style-name="operadores_5f_comparacion.D1" office:value-type="string">
            <text:p text:style-name="P9">Significado</text:p>
          </table:table-cell>
        </table:table-row>
        <table:table-row>
          <table:table-cell table:style-name="operadores_5f_comparacion.C3" office:value-type="string">
            <text:p text:style-name="P8">==</text:p>
          </table:table-cell>
          <table:table-cell table:style-name="operadores_5f_comparacion.C3" office:value-type="string">
            <text:p text:style-name="P8">Igualdad</text:p>
          </table:table-cell>
          <table:table-cell table:style-name="operadores_5f_comparacion.C3" office:value-type="string">
            <text:p text:style-name="P8">&gt;</text:p>
          </table:table-cell>
          <table:table-cell table:style-name="operadores_5f_comparacion.D3" office:value-type="string">
            <text:p text:style-name="P8">Mayor que</text:p>
          </table:table-cell>
        </table:table-row>
        <table:table-row>
          <table:table-cell table:style-name="operadores_5f_comparacion.C3" office:value-type="string">
            <text:p text:style-name="P8">!=</text:p>
          </table:table-cell>
          <table:table-cell table:style-name="operadores_5f_comparacion.C3" office:value-type="string">
            <text:p text:style-name="P8">Desigualdad</text:p>
          </table:table-cell>
          <table:table-cell table:style-name="operadores_5f_comparacion.C3" office:value-type="string">
            <text:p text:style-name="P8">&gt;=</text:p>
          </table:table-cell>
          <table:table-cell table:style-name="operadores_5f_comparacion.D3" office:value-type="string">
            <text:p text:style-name="P8">Mayor o igual que</text:p>
          </table:table-cell>
        </table:table-row>
        <table:table-row>
          <table:table-cell table:style-name="operadores_5f_comparacion.C4" office:value-type="string">
            <text:p text:style-name="P8">&lt;</text:p>
          </table:table-cell>
          <table:table-cell table:style-name="operadores_5f_comparacion.C4" office:value-type="string">
            <text:p text:style-name="P8">Menor que</text:p>
          </table:table-cell>
          <table:table-cell table:style-name="operadores_5f_comparacion.C4" office:value-type="string">
            <text:p text:style-name="P8">&lt;=</text:p>
          </table:table-cell>
          <table:table-cell table:style-name="operadores_5f_comparacion.D4" office:value-type="string">
            <text:p text:style-name="P8">Menor o igual que</text:p>
          </table:table-cell>
        </table:table-row>
      </table:table>
      <text:p text:style-name="P27"/>
      <text:h text:style-name="P37" text:outline-level="2"><text:bookmark text:name="__RefHeading__4436_1239929225"/>Expresiones primarias<text:bookmark-end text:name="__RefHeading__4436_1239929225"/></text:h>
      <text:p text:style-name="P21">primary-expression :: class-definition | method-definition | if-expression | while-expression | grouping-expression | array-constructor | literal | primary-method-invocation</text:p>
      <text:h text:style-name="Heading_20_3" text:outline-level="3"><text:bookmark text:name="__RefHeading__4438_1239929225"/>Estructuras de control<text:bookmark-end text:name="__RefHeading__4438_1239929225"/></text:h>
      <text:p text:style-name="Text_20_body">Dichas estructuras cambian el flujo de ejecución del programa. Se clasifican en expresiones condicionales y bucles.</text:p>
      <text:h text:style-name="Heading_20_4" text:outline-level="4"><text:bookmark text:name="__RefHeading__4440_1239929225"/><text:span text:style-name="Subtle_20_Emphasis"><text:span text:style-name="T10">Expresiones condicionales</text:span></text:span><text:bookmark-end text:name="__RefHeading__4440_1239929225"/></text:h>
      <text:p text:style-name="Text_20_body">Incluye las expresiones if.</text:p>
      <text:h text:style-name="Heading_20_5" text:outline-level="5"><text:bookmark text:name="__RefHeading__4442_1239929225"/><text:span text:style-name="Subtle_20_Emphasis"><text:span text:style-name="T10">Expresión if</text:span></text:span><text:bookmark-end text:name="__RefHeading__4442_1239929225"/></text:h>
      <text:p text:style-name="Text_20_body">Sigue la forma:</text:p>
      <text:p text:style-name="Text_20_body"><text:span text:style-name="T3">if</text:span> &lt;condición&gt; (<text:span text:style-name="T3">then</text:span> | &lt;salto de línea&gt;)?</text:p>
      <text:p text:style-name="Text_20_body"><text:tab/>&lt;sentencias&gt;</text:p>
      <text:p text:style-name="Text_20_body">(<text:span text:style-name="T3">else</text:span> <text:s/>(<text:span text:style-name="T3">then</text:span> | &lt;salto de línea&gt;)? )?</text:p>
      <text:p text:style-name="P22">end</text:p>
      <text:h text:style-name="Heading_20_4" text:outline-level="4"><text:bookmark text:name="__RefHeading__4444_1239929225"/><text:soft-page-break/><text:span text:style-name="Subtle_20_Emphasis"><text:span text:style-name="T11">Bucles</text:span></text:span><text:bookmark-end text:name="__RefHeading__4444_1239929225"/></text:h>
      <text:p text:style-name="Text_20_body"><text:span text:style-name="T4">En Emerald sólo se define el bucle </text:span><text:span text:style-name="T4">while</text:span><text:span text:style-name="T4">.</text:span></text:p>
      <text:h text:style-name="Heading_20_5" text:outline-level="5"><text:bookmark text:name="__RefHeading__4446_1239929225"/><text:span text:style-name="Subtle_20_Emphasis"><text:span text:style-name="T11">Bucle while</text:span></text:span><text:bookmark-end text:name="__RefHeading__4446_1239929225"/></text:h>
      <text:p text:style-name="Text_20_body">Sigue el patrón:</text:p>
      <text:p text:style-name="Text_20_body"><text:span text:style-name="T3">while</text:span> &lt;condición&gt; <text:span text:style-name="T3">do</text:span></text:p>
      <text:p text:style-name="Text_20_body"><text:tab/>&lt;código&gt;</text:p>
      <text:p text:style-name="P4">end</text:p>
      <text:p text:style-name="Text_20_body">Ejecuta &lt;código&gt; mientras se cumpla la condición &lt;condición&gt;</text:p>
      <text:h text:style-name="Heading_20_3" text:outline-level="3"><text:bookmark text:name="__RefHeading__4448_1239929225"/>Agrupando expresiones<text:bookmark-end text:name="__RefHeading__4448_1239929225"/></text:h>
      <text:p text:style-name="Text_20_body">Para ello basta con poner entre paréntesis la expresión que queramos agrupar.</text:p>
      <text:h text:style-name="Heading_20_3" text:outline-level="3"><text:bookmark text:name="__RefHeading__4450_1239929225"/>Referencias a variables<text:bookmark-end text:name="__RefHeading__4450_1239929225"/></text:h>
      <text:list xml:id="list965631270" text:style-name="WWNum30">
        <text:list-item>
          <text:p text:style-name="P28">Constantes</text:p>
        </text:list-item>
        <text:list-item>
          <text:p text:style-name="P28">Variables globales</text:p>
        </text:list-item>
        <text:list-item>
          <text:p text:style-name="P28">Variables de instancia</text:p>
        </text:list-item>
        <text:list-item>
          <text:p text:style-name="P28">Variables locales</text:p>
        </text:list-item>
      </text:list>
      <text:h text:style-name="Heading_20_4" text:outline-level="4"><text:bookmark text:name="__RefHeading__4452_1239929225"/><text:span text:style-name="Subtle_20_Emphasis"><text:span text:style-name="T10">Pseudovariables</text:span></text:span><text:bookmark-end text:name="__RefHeading__4452_1239929225"/></text:h>
      <text:p text:style-name="Text_20_body">Se refiere a los valores false y true, literales de boolean y <text:s/>nil.</text:p>
      <text:h text:style-name="P36" text:outline-level="1"><text:bookmark text:name="__RefHeading__4454_1239929225"/>Clases<text:bookmark-end text:name="__RefHeading__4454_1239929225"/></text:h>
      <text:p text:style-name="Text_20_body">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Text_20_body">Ejemplo de definición de estructura:</text:p>
      <text:p text:style-name="Text_20_body"><text:tab/><text:span text:style-name="T3">class</text:span> Punto</text:p>
      <text:p text:style-name="Text_20_body"><text:tab/><text:tab/>@x = 0</text:p>
      <text:p text:style-name="Text_20_body"><text:tab/><text:tab/>@y = 0</text:p>
      <text:p text:style-name="Text_20_body"><text:tab/><text:span text:style-name="T3">end</text:span></text:p>
      <text:p text:style-name="Text_20_body"><text:span text:style-name="T7">Recordatorio:</text:span><text:span text:style-name="T6"> para acceder a los campos de la clase obviamos el @ del identificador. Por ejemplo: para acceder al campo x de la instancia P lo haríamos mediante P.x</text:span></text:p>
      <text:h text:style-name="P37" text:outline-level="2"><text:bookmark text:name="__RefHeading__4456_1239929225"/>Creación de instancias<text:bookmark-end text:name="__RefHeading__4456_1239929225"/></text:h>
      <text:p text:style-name="Text_20_body">Una instancia puede ser creada llamando al método new de la clase, teniendo el siguiente comportamiento:</text:p>
      <text:list xml:id="list373261509" text:style-name="WWNum33">
        <text:list-item>
          <text:p text:style-name="P29">Crea una instancia directa del receptor sin enlaces a las variables de instancia.</text:p>
        </text:list-item>
      </text:list>
      <text:h text:style-name="P37" text:outline-level="2"><text:bookmark text:name="__RefHeading__4458_1239929225"/>Clases predefinidas de Emerald<text:bookmark-end text:name="__RefHeading__4458_1239929225"/></text:h>
      <text:h text:style-name="Heading_20_3" text:outline-level="3"><text:bookmark text:name="__RefHeading__4460_1239929225"/>NilClass<text:bookmark-end text:name="__RefHeading__4460_1239929225"/></text:h>
      <text:p text:style-name="Text_20_body">Esta clase sólo tiene una instancia, nil, y no permite la creación de otras instancias. La instancia nil tiene las siguientes propiedades:</text:p>
      <text:list xml:id="list240413164" text:continue-numbering="true" text:style-name="WWNum33">
        <text:list-item>
          <text:p text:style-name="P29">nil and &lt;expresión&gt; devuelve siempre false.</text:p>
        </text:list-item>
        <text:list-item>
          <text:p text:style-name="P29">nil or &lt;expresión&gt; devuelve el valor de &lt;expresión&gt;</text:p>
        </text:list-item>
      </text:list>
      <text:h text:style-name="P34" text:outline-level="3"><text:bookmark text:name="__RefHeading__4462_1239929225"/>Boolean<text:bookmark-end text:name="__RefHeading__4462_1239929225"/></text:h>
      <text:p text:style-name="Text_20_body">Esta clase solo tiene dos instancias, true y false. Además no se pueden crear instancias de la clase Boolean La instancia true goza de las siguientes propiedades:</text:p>
      <text:list xml:id="list1734569045" text:style-name="WWNum36">
        <text:list-item>
          <text:p text:style-name="P30">true <text:span text:style-name="T3">and</text:span> &lt;expresión&gt; devuelve el valor de &lt;expresión&gt;</text:p>
        </text:list-item>
        <text:list-item>
          <text:p text:style-name="P30">true <text:span text:style-name="T3">or</text:span> &lt;expresión&gt; siempre devuelve true.</text:p>
        </text:list-item>
      </text:list>
      <text:p text:style-name="Text_20_body">Y la false de estas otras:</text:p>
      <text:list xml:id="list920955354" text:style-name="WWNum38">
        <text:list-item>
          <text:p text:style-name="P31">false <text:span text:style-name="T3">and</text:span> &lt;expresión&gt; devuelve siempre false.</text:p>
        </text:list-item>
        <text:list-item>
          <text:p text:style-name="P31">false <text:span text:style-name="T3">or</text:span> &lt;expresión&gt; devuelve el valor de &lt;expresión&gt;.</text:p>
        </text:list-item>
      </text:list>
      <text:h text:style-name="Heading_20_3" text:outline-level="3"><text:bookmark text:name="__RefHeading__4464_1239929225"/>Integer<text:bookmark-end text:name="__RefHeading__4464_1239929225"/></text:h>
      <text:p text:style-name="Text_20_body">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Heading_20_3" text:outline-level="3"><text:bookmark text:name="__RefHeading__4466_1239929225"/>Float<text:bookmark-end text:name="__RefHeading__4466_1239929225"/></text:h>
      <text:p text:style-name="Text_20_body">Las instancias de la clase Float representan números en coma flotante. La precisión depende de la implementación pero de forma estandar se usan 64 bits.</text:p>
      <text:h text:style-name="Heading_20_3" text:outline-level="3"><text:bookmark text:name="__RefHeading__4468_1239929225"/>Array<text:bookmark-end text:name="__RefHeading__4468_1239929225"/></text:h>
      <text:p text:style-name="Text_20_body">Las instancias de la clase Array representan arrays. Además contendrán sólo elementos del mismo tipo, pertenecientes a las clases no compuestas, tales como integer, float, char o boolean.</text:p>
      <text:h text:style-name="Heading_20_4" text:outline-level="4"><text:bookmark text:name="__RefHeading__4470_1239929225"/><text:span text:style-name="Subtle_20_Emphasis"><text:span text:style-name="T10">Metodos de la clase Array</text:span></text:span><text:bookmark-end text:name="__RefHeading__4470_1239929225"/></text:h>
      <text:h text:style-name="Heading_20_5" text:outline-level="5"><text:bookmark text:name="__RefHeading__4472_1239929225"/><text:span text:style-name="Subtle_20_Emphasis"><text:span text:style-name="T10">Operador new(tam, val)</text:span></text:span><text:bookmark-end text:name="__RefHeading__4472_1239929225"/></text:h>
      <text:p text:style-name="Text_20_body">Crea un nuevo objeto de la clase Array de tamaño val.</text:p>
      <text:p text:style-name="Text_20_body">Por ejemplo, un array de tamaño 3 y relleno 2:</text:p>
      <text:p text:style-name="P7">a = Array.new(3,2)</text:p>
      <text:p text:style-name="Text_20_body">O, por otro lado, también se pueden crear de la siguiente forma:</text:p>
      <text:p text:style-name="P7">a = [1,2,3,…,n]</text:p>
      <text:h text:style-name="Heading_20_5" text:outline-level="5"><text:bookmark text:name="__RefHeading__4474_1239929225"/><text:span text:style-name="Subtle_20_Emphasis"><text:span text:style-name="T10">Operador []</text:span></text:span><text:bookmark-end text:name="__RefHeading__4474_1239929225"/></text:h>
      <text:p text:style-name="Text_20_body">Acepta como argumento un entero i. Devuelve el carácter que se encuentra en la posición i.</text:p>
      <text:h text:style-name="Heading_20_5" text:outline-level="5"><text:bookmark text:name="__RefHeading__4476_1239929225"/><text:soft-page-break/><text:span text:style-name="Subtle_20_Emphasis"><text:span text:style-name="T8">[index] = arg</text:span></text:span><text:bookmark-end text:name="__RefHeading__4476_1239929225"/></text:h>
      <text:p text:style-name="Text_20_body">Asigna a la posición index el valor de arg.</text:p>
      <text:h text:style-name="Heading_20_5" text:outline-level="5"><text:bookmark text:name="__RefHeading__4478_1239929225"/><text:span text:style-name="Subtle_20_Emphasis"><text:span text:style-name="T10">each var (bloque)</text:span></text:span><text:bookmark-end text:name="__RefHeading__4478_1239929225"/></text:h>
      <text:p text:style-name="P19">Ejecuta el bloque tantas veces como elementos tenga el array y asigna a var el contenido de la posición i correspondiente a la ejecución i del bloque</text:p>
      <text:h text:style-name="Heading_20_5" text:outline-level="5"><text:bookmark text:name="__RefHeading__4480_1239929225"/><text:span text:style-name="Subtle_20_Emphasis"><text:span text:style-name="T10">length</text:span></text:span><text:bookmark-end text:name="__RefHeading__4480_1239929225"/></text:h>
      <text:p text:style-name="Text_20_body">Devuelve el tamaño del array.</text:p>
      <text:h text:style-name="Heading_20_1" text:outline-level="1"><text:bookmark text:name="__RefHeading__5514_1239929225"/>Especificación léxica<text:bookmark-end text:name="__RefHeading__5514_1239929225"/></text:h>
      <text:p text:style-name="Text_20_body">Para la especificación léxica hemos recurrido a la utilidad FLEX ( <text:span text:style-name="T3">F</text:span>ast<text:span text:style-name="T12"> </text:span><text:span text:style-name="T13">LEX</text:span>ical Analyzer), una herramienta libre que genera el analizador léxico correspondiente a una especificación léxica dada. La especificación léxica del lenguaje Emerald se encuentra en el fichero anexo src/<office:annotation><dc:creator>Moises Caraballo</dc:creator><dc:date>2012-11-13T20:24:07</dc:date><text:p text:style-name="P41"><text:span text:style-name="T14">Completar.</text:span></text:p></office:annotation>.<office:annotation><dc:creator>Moises Caraballo</dc:creator><dc:date>2012-11-13T20:21:13</dc:date><text:p text:style-name="P41"><text:span text:style-name="T14">Me cargué los apartados “Sobre FLEX” y “estructura de un fichero FLEX”.</text:span></text:p></office:annotation></text:p>
      <text:h text:style-name="Heading_20_2" text:outline-level="2"><text:bookmark text:name="__RefHeading__5318_1239929225"/>Utilidades<text:bookmark-end text:name="__RefHeading__5318_1239929225"/></text:h>
      <text:p text:style-name="Text_20_body">Junto al fichero FLEX con la especificación léxica se incluyen utilidades para la generación del analizador léxico y la realización de las pruebas posteriores. A continuación se resumen las distintas herramientas proporcionadas:<office:annotation><dc:creator>Moises Caraballo</dc:creator><dc:date>2012-11-13T20:33:28</dc:date><text:p text:style-name="P41"><text:span text:style-name="T14">Decir dónde se encuentran.</text:span></text:p></office:annotation></text:p>
      <text:h text:style-name="Heading_20_3" text:outline-level="3"><text:bookmark text:name="__RefHeading__2722_16778049661"/>Script <text:span text:style-name="T1">generar.sh</text:span><text:bookmark-end text:name="__RefHeading__2722_16778049661"/></text:h>
      <text:p text:style-name="Text_20_body">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Heading_20_3" text:outline-level="3"><text:bookmark text:name="__RefHeading__2724_16778049661"/>Programa <text:span text:style-name="T1">parser.rb</text:span><text:bookmark-end text:name="__RefHeading__2724_16778049661"/></text:h>
      <text:p text:style-name="Text_20_body">Programa realizado en Ruby* que recibe un vector de identificadores numéricos (tal como sería una salida normal de un analizador léxico FLEX) y devuelve un nombre descriptivo para cada uno (por ejemplo, para el identificador 257 devolvería INTEGER).</text:p>
      <text:p text:style-name="Text_20_body"><text:span text:style-name="T3">(*)</text:span> Se necesita el intérprete de Ruby para ejecutarlo.</text:p>
      <text:h text:style-name="Heading_20_3" text:outline-level="3"><text:bookmark text:name="__RefHeading__2861_16778049661"/>Script <text:span text:style-name="T1">check.sh</text:span><text:bookmark-end text:name="__RefHeading__2861_16778049661"/></text:h>
      <text:p text:style-name="Text_20_body">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1" text:outline-level="1"><text:bookmark text:name="__RefHeading__2177_1677804966"/><text:soft-page-break/>Especificación sintáctica y semántica (Bison)<text:bookmark-end text:name="__RefHeading__2177_1677804966"/></text:h>
      <text:p text:style-name="Text_20_body">Para la especificación sintáctica y semántica recurrimos a la pareja FLEX + Bison, siendo este último un generador de analizadores sintácticos dada una gramática. La gramática de Emerald se encuentra en el fichero anexo src/<office:annotation><dc:creator>Moises Caraballo</dc:creator><dc:date>2012-11-13T20:30:10</dc:date><text:p text:style-name="P41"><text:span text:style-name="T14">Completar.</text:span></text:p></office:annotation>.</text:p>
      <text:h text:style-name="Heading_20_2" text:outline-level="2"><text:bookmark text:name="__RefHeading__5320_1239929225"/>Utilidad <text:span text:style-name="T1">bisonear.sh</text:span><text:bookmark-end text:name="__RefHeading__5320_1239929225"/></text:h>
      <text:p text:style-name="Text_20_body">Junto al fichero Bison con la especificación sintáctica se incluye un script auxiliar denominado <text:span text:style-name="T1">bisonear.sh. </text:span><text:span text:style-name="T2">Este recibe como argumento la rutas de la especificaciones sintáctica y léxica y genera el analizador sintáctico correspondiente.</text:span></text:p>
      <text:h text:style-name="Heading_20_1" text:outline-level="1"><text:bookmark text:name="__RefHeading__275_833904449"/>Ficheros de prueba<text:bookmark-end text:name="__RefHeading__275_833904449"/></text:h>
      <text:p text:style-name="Text_20_body">Anexa a esta memoria se incluye una carpeta <text:span text:style-name="T1">src/pruebas/</text:span> con dos subcarpetas <text:span text:style-name="T1">lexico/</text:span> y <text:span text:style-name="T1">sintactico/</text:span><text:span text:style-name="T2">.</text:span> La primera contiene una serie de ficheros consistentes en secuencias de tokens para probar el funcionamiento del analizador léxico. La carpeta pruebas/sintactico contiene programas escritos en Emerald para testear el correcto funcionamiento del analizador sintáctico/semántico<text:span text:style-name="T2">.</text:span></text:p>
      <text:h text:style-name="Heading_20_2" text:outline-level="2"><text:bookmark text:name="__RefHeading__5474_1239929225"/>Pruebas del analizador léxico<office:annotation><dc:creator>Moises Caraballo</dc:creator><dc:date>2012-11-13T21:00:44</dc:date><text:p text:style-name="P41"><text:span text:style-name="T14">Faltan literales carácter.</text:span></text:p></office:annotation><text:bookmark-end text:name="__RefHeading__5474_1239929225"/></text:h>
      <text:h text:style-name="Heading_20_3" text:outline-level="3"><text:bookmark text:name="__RefHeading__322_316206344"/>Fichero <text:span text:style-name="T1">identificadores.em</text:span><text:bookmark-end text:name="__RefHeading__322_316206344"/></text:h>
      <text:p text:style-name="Text_20_body">Sucesión de identificadores de variables globales, locales y constantes.</text:p>
      <text:h text:style-name="Heading_20_3" text:outline-level="3"><text:bookmark text:name="__RefHeading__324_316206344"/>Fichero <text:span text:style-name="T1">literales_numericos.em</text:span><text:bookmark-end text:name="__RefHeading__324_316206344"/></text:h>
      <text:p text:style-name="Text_20_body">Secuencia de literales numéricos (enteros y números en coma flotante).</text:p>
      <text:h text:style-name="Heading_20_3" text:outline-level="3"><text:bookmark text:name="__RefHeading__400_1374330309"/>Fichero <text:span text:style-name="T1">literales_string.em</text:span><text:bookmark-end text:name="__RefHeading__400_1374330309"/></text:h>
      <text:p text:style-name="Text_20_body">Secuencia de literales string (incluye caracteres).</text:p>
      <text:h text:style-name="Heading_20_3" text:outline-level="3"><text:bookmark text:name="__RefHeading__354_133981921"/>Fichero <text:span text:style-name="T1">palabras_clave.em</text:span><text:bookmark-end text:name="__RefHeading__354_133981921"/></text:h>
      <text:p text:style-name="Text_20_body">Secuencia de palabras clave escritas correctamente e incorrectamente.</text:p>
      <text:h text:style-name="Heading_20_2" text:outline-level="2"><text:bookmark text:name="__RefHeading__5478_1239929225"/>Pruebas del analizador Sintáctico y semántico<text:bookmark-end text:name="__RefHeading__5478_1239929225"/></text:h>
      <text:h text:style-name="Heading_20_3" text:outline-level="3"><text:bookmark text:name="__RefHeading__5933_1239929225"/>Fichero <text:span text:style-name="T1">asignaciones.em</text:span><text:bookmark-end text:name="__RefHeading__5933_1239929225"/></text:h>
      <text:p text:style-name="Text_20_body">Secuencia de asignaciones a distintos tipos de variables.</text:p>
      <text:h text:style-name="Heading_20_3" text:outline-level="3"><text:bookmark text:name="__RefHeading__5935_1239929225"/>Fichero <text:span text:style-name="T1">clase.em</text:span><text:bookmark-end text:name="__RefHeading__5935_1239929225"/></text:h>
      <text:p text:style-name="Text_20_body">Ejemplo sencillo de definición de una clase y acceso a sus campos.</text:p>
      <text:h text:style-name="Heading_20_3" text:outline-level="3"><text:bookmark text:name="__RefHeading__5937_1239929225"/><text:soft-page-break/>Fichero <text:span text:style-name="T1">es_if_anidados.em</text:span><text:bookmark-end text:name="__RefHeading__5937_1239929225"/></text:h>
      <text:p text:style-name="Text_20_body">Prueba de E/S más una sucesión de estructuras condicionales if anidadas a dos niveles.</text:p>
      <text:h text:style-name="Heading_20_3" text:outline-level="3"><text:bookmark text:name="__RefHeading__5939_1239929225"/>Fichero <text:span text:style-name="T1">es_if_.em</text:span><text:bookmark-end text:name="__RefHeading__5939_1239929225"/></text:h>
      <text:p text:style-name="P5">Prueba de E/S más una estructura condicional if.</text:p>
      <text:h text:style-name="Heading_20_3" text:outline-level="3"><text:bookmark text:name="__RefHeading__5480_1239929225"/>Fichero <text:span text:style-name="T1">llamada_each.em</text:span><text:bookmark-end text:name="__RefHeading__5480_1239929225"/></text:h>
      <text:p text:style-name="Text_20_body">Programa que recorre un array imprimiendo sus elementos por pantalla.</text:p>
      <text:h text:style-name="Heading_20_3" text:outline-level="3"><text:bookmark text:name="__RefHeading__5941_1239929225"/>Fichero <text:span text:style-name="T1">llamadas_funciones_anidadadas.em</text:span><text:bookmark-end text:name="__RefHeading__5941_1239929225"/></text:h>
      <text:p text:style-name="P5">Multiplicación de los elementos de un vector por una constante. Prueba de una llamada a método dentro de un bloque (método anónimo).</text:p>
      <text:h text:style-name="Heading_20_3" text:outline-level="3"><text:bookmark text:name="__RefHeading__5943_1239929225"/>Fichero <text:span text:style-name="T1">minicalc.em</text:span><text:bookmark-end text:name="__RefHeading__5943_1239929225"/></text:h>
      <text:p text:style-name="P5">Intérprete interactivo de expresiones aritméticas enteras.</text:p>
      <text:h text:style-name="Heading_20_3" text:outline-level="3"><text:bookmark text:name="__RefHeading__2960_1677804966"/>Fichero <text:span text:style-name="T1">precedencia_operadores.em</text:span><text:bookmark-end text:name="__RefHeading__2960_1677804966"/></text:h>
      <text:p text:style-name="Text_20_body">Ejemplo de expresión con distintos operadores.</text:p>
      <text:h text:style-name="Heading_20_3" text:outline-level="3"><text:bookmark text:name="__RefHeading__2962_1677804966"/>Fichero <text:span text:style-name="T1">tratar_string.em</text:span><text:bookmark-end text:name="__RefHeading__2962_1677804966"/></text:h>
      <text:p text:style-name="P5">Aplicación que toma una string y va sustituyendo cada carácter por el número de su posición (se le suma el código ASCII del carácter '0' para que se muestre bien).</text:p>
      <text:h text:style-name="P36" text:outline-level="1"><text:bookmark text:name="__RefHeading__4508_1239929225"/>Bibliografía<text:bookmark-end text:name="__RefHeading__4508_1239929225"/></text:h>
      <text:h text:style-name="P38" text:outline-level="2"><text:bookmark text:name="__RefHeading__4510_1239929225"/>Especificación informal<text:bookmark-end text:name="__RefHeading__4510_1239929225"/></text:h>
      <text:p text:style-name="P21">Programming Languages — Ruby . IPA Ruby Standardization WG Draft . Information-technology Promotion Agency, Japan 2010</text:p>
      <text:p text:style-name="P22">Ruby Loops - while, for, until:</text:p>
      <text:p text:style-name="Text_20_body"><text:a xlink:type="simple" xlink:href="http://www.tutorialspoint.com/ruby/ruby_loops.htm"><text:span text:style-name="T4">http://www.tutorialspoint.com/ruby/ruby_loops.htm</text:span></text:a></text:p>
      <text:p text:style-name="P22"><text:bookmark text:name="firstHeading"/>Ruby Programming/Syntax/Literals:</text:p>
      <text:p text:style-name="Text_20_body"><text:a xlink:type="simple" xlink:href="http://en.wikibooks.org/wiki/Ruby_Programming/Syntax/Literals"><text:span text:style-name="T4">http://en.wikibooks.org/wiki/Ruby_Programming/Syntax/Literals</text:span></text:a></text:p>
      <text:p text:style-name="P22">The Ruby Language:</text:p>
      <text:p text:style-name="Text_20_body"><text:a xlink:type="simple" xlink:href="http://www.ruby-doc.org/docs/ProgrammingRuby/html/language.html"><text:span text:style-name="T4">http://www.ruby-doc.org/docs/ProgrammingRuby/html/language.html</text:span></text:a></text:p>
      <text:p text:style-name="P22">Ruby.new:</text:p>
      <text:p text:style-name="Text_20_body"><text:a xlink:type="simple" xlink:href="http://www.ruby-doc.org/docs/ProgrammingRuby/html/intro.html"><text:span text:style-name="T4">http://www.ruby-doc.org/docs/ProgrammingRuby/html/intro.html</text:span></text:a></text:p>
      <text:p text:style-name="P22">Ruby Operators:</text:p>
      <text:p text:style-name="Text_20_body"><text:a xlink:type="simple" xlink:href="http://www.tutorialspoint.com/ruby/ruby_operators.htm"><text:span text:style-name="T4">http://www.tutorialspoint.com/ruby/ruby_operators.htm</text:span></text:a></text:p>
      <text:p text:style-name="P22">The Ruby Case Statement:</text:p>
      <text:p text:style-name="Text_20_body"><text:a xlink:type="simple" xlink:href="http://www.techotopia.com/index.php/The_Ruby_case_Statement"><text:span text:style-name="T4">http://www.techotopia.com/index.php/The_Ruby_case_Statement</text:span></text:a></text:p>
      <text:p text:style-name="P22">Understanding Ruby Blocks, Procs and Lambdas:</text:p>
      <text:p text:style-name="Text_20_body"><text:a xlink:type="simple" xlink:href="http://www.robertsosinski.com/2008/12/21/understanding-ruby-blocks-procs-and-lambdas/"><text:span text:style-name="T4">http://www.robertsosinski.com/2008/12/21/understanding-ruby-blocks-procs-and-lambdas/</text:span></text:a></text:p>
      <text:p text:style-name="P22">Ruby Blocks 101:</text:p>
      <text:p text:style-name="Text_20_body"><text:a xlink:type="simple" xlink:href="http://allaboutruby.wordpress.com/2006/01/20/ruby-blocks-101/"><text:span text:style-name="T4">http://allaboutruby.wordpress.com/2006/01/20/ruby-blocks-101/</text:span></text:a></text:p>
      <text:p text:style-name="P4">Documentación de Ruby:</text:p>
      <text:p text:style-name="Text_20_body"><text:a xlink:type="simple" xlink:href="http://www.ruby-doc.org/core-1.8.7/">http://www.ruby-doc.org/core-1.8.7/</text:a></text:p>
      <text:h text:style-name="Heading_20_2" text:outline-level="2"><text:bookmark text:name="__RefHeading__5029_1239929225"/>Especificación léxica<text:bookmark-end text:name="__RefHeading__5029_1239929225"/></text:h>
      <text:p text:style-name="P6">Lexical Analysis With Flex, for Flex 2.5.37:</text:p>
      <text:p text:style-name="Text_20_body"><text:a xlink:type="simple" xlink:href="http://flex.sourceforge.net/manual/"><text:span text:style-name="T1">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ing" style:family="paragraph" style:parent-style-name="Standard" style:next-style-name="Text_20_body" style:class="text" style:master-page-name="">
      <style:paragraph-properties fo:margin-top="0.621cm" fo:margin-bottom="0.21cm" style:page-number="auto" fo:keep-with-next="always"/>
      <style:text-properties style:font-name="Liberation Sans" fo:font-size="28pt" style:text-underline-style="solid" style:text-underline-width="auto" style:text-underline-color="font-color" fo:font-weight="bold"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01cm" fo:margin-bottom="0.3cm"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ing"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left="0.76cm" fo:margin-right="0cm" fo:margin-top="0.22cm" fo:margin-bottom="0.409cm" fo:text-indent="0.24cm" style:auto-text-indent="false"/>
      <style:text-properties fo:font-size="12pt" fo:font-style="italic"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L – Lenguaje de programación - Emerald<text:tab/><text:tab/><text:chapter text:display="name" text:outline-level="1">Especificación sintáctica y semántica (Bison)</text:chapter></text:p>
      </style:header>
      <style:footer>
        <text:p text:style-name="MP1"><text:page-number text:select-page="current">19</text:page-number></text:p>
      </style:footer>
    </style:master-page>
    <style:master-page style:name="First_20_Page" style:display-name="First Page" style:page-layout-name="Mpm2" style:next-style-name="Index"/>
    <style:master-page style:name="Index" style:page-layout-name="Mpm3">
      <style:footer>
        <text:p text:style-name="MP1"><text:page-number style:num-format="I" text:select-page="current" text:page-adjust="-1">I</text:page-number></text:p>
      </style:footer>
    </style:master-page>
    <style:master-page style:name="Landscape" style:page-layout-name="Mpm4">
      <style:footer>
        <text:p text:style-name="MP1"><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9H42M9S</meta:editing-duration>
    <meta:editing-cycles>411</meta:editing-cycles>
    <meta:generator>LibreOffice/3.4$Unix LibreOffice_project/340m1$Build-502</meta:generator>
    <dc:title>práctica_fuentes_negras</dc:title>
    <meta:initial-creator>Moisés Caraballo</meta:initial-creator>
    <dc:date>2012-11-13T21:44:11</dc:date>
    <dc:creator>Moises Caraballo</dc:creator>
    <meta:document-statistic meta:table-count="6" meta:image-count="0" meta:object-count="0" meta:page-count="23" meta:paragraph-count="520" meta:word-count="3508" meta:character-count="22853" meta:non-whitespace-character-count="19942"/>
    <meta:template xlink:type="simple" xlink:actuate="onRequest" xlink:title="práctica_fuentes_negras" xlink:href="../../../../../cajón_de_sastre/plantillas_libreoffice/práctica_fuentes_negras_v1.ott" meta:date="2012-03-28T12:22:09"/>
  </office:meta>
</office:document-meta>
</file>